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arial, sans-serif"/>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微软雅黑" svg:font-family="微软雅黑" style:font-family-generic="system" style:font-pitch="variable"/>
  </office:font-face-decls>
  <office:automatic-styles>
    <style:style style:name="Table1" style:family="table">
      <style:table-properties style:width="19.17cm" fo:margin-left="-0.191cm" fo:margin-top="0cm" fo:margin-bottom="0cm" table:align="left" style:writing-mode="lr-tb"/>
    </style:style>
    <style:style style:name="Table1.A" style:family="table-column">
      <style:table-column-properties style:column-width="7.809cm"/>
    </style:style>
    <style:style style:name="Table1.B" style:family="table-column">
      <style:table-column-properties style:column-width="11.361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none" style:writing-mode="lr-tb">
        <style:background-image/>
      </style:table-cell-properties>
    </style:style>
    <style:style style:name="Table10" style:family="table">
      <style:table-properties style:width="19.172cm" fo:margin-left="-0.191cm" fo:margin-top="0cm" fo:margin-bottom="0cm" table:align="left" style:writing-mode="lr-tb"/>
    </style:style>
    <style:style style:name="Table10.A" style:family="table-column">
      <style:table-column-properties style:column-width="10.266cm"/>
    </style:style>
    <style:style style:name="Table10.B" style:family="table-column">
      <style:table-column-properties style:column-width="8.906cm"/>
    </style:style>
    <style:style style:name="Table10.1" style:family="table-row">
      <style:table-row-properties fo:keep-together="auto"/>
    </style:style>
    <style:style style:name="Table10.A1" style:family="table-cell">
      <style:table-cell-properties fo:padding-left="0.191cm" fo:padding-right="0.191cm" fo:padding-top="0cm" fo:padding-bottom="0cm" fo:border="none" style:writing-mode="lr-tb"/>
    </style:style>
    <style:style style:name="Table2" style:family="table">
      <style:table-properties style:width="19.172cm" fo:margin-left="-0.191cm" fo:margin-top="0cm" fo:margin-bottom="0cm" table:align="left" style:writing-mode="lr-tb"/>
    </style:style>
    <style:style style:name="Table2.A" style:family="table-column">
      <style:table-column-properties style:column-width="10.266cm"/>
    </style:style>
    <style:style style:name="Table2.B" style:family="table-column">
      <style:table-column-properties style:column-width="8.906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19.17cm" fo:margin-left="-0.191cm" fo:margin-top="0cm" fo:margin-bottom="0cm" table:align="left" style:writing-mode="lr-tb"/>
    </style:style>
    <style:style style:name="Table3.A" style:family="table-column">
      <style:table-column-properties style:column-width="10.264cm"/>
    </style:style>
    <style:style style:name="Table3.B" style:family="table-column">
      <style:table-column-properties style:column-width="8.906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writing-mode="lr-tb"/>
    </style:style>
    <style:style style:name="Table4" style:family="table">
      <style:table-properties style:width="19.17cm" fo:margin-left="-0.191cm" fo:margin-top="0cm" fo:margin-bottom="0cm" table:align="left" style:writing-mode="lr-tb"/>
    </style:style>
    <style:style style:name="Table4.A" style:family="table-column">
      <style:table-column-properties style:column-width="10.264cm"/>
    </style:style>
    <style:style style:name="Table4.B" style:family="table-column">
      <style:table-column-properties style:column-width="8.906cm"/>
    </style:style>
    <style:style style:name="Table4.1" style:family="table-row">
      <style:table-row-properties fo:keep-together="auto"/>
    </style:style>
    <style:style style:name="Table4.A1" style:family="table-cell">
      <style:table-cell-properties fo:padding-left="0.191cm" fo:padding-right="0.191cm" fo:padding-top="0cm" fo:padding-bottom="0cm" fo:border="none" style:writing-mode="lr-tb"/>
    </style:style>
    <style:style style:name="Table5" style:family="table">
      <style:table-properties style:width="19.17cm" fo:margin-left="-0.191cm" fo:margin-top="0cm" fo:margin-bottom="0cm" table:align="left" style:writing-mode="lr-tb"/>
    </style:style>
    <style:style style:name="Table5.A" style:family="table-column">
      <style:table-column-properties style:column-width="10.264cm"/>
    </style:style>
    <style:style style:name="Table5.B" style:family="table-column">
      <style:table-column-properties style:column-width="8.906cm"/>
    </style:style>
    <style:style style:name="Table5.1" style:family="table-row">
      <style:table-row-properties fo:keep-together="auto"/>
    </style:style>
    <style:style style:name="Table5.A1" style:family="table-cell">
      <style:table-cell-properties fo:padding-left="0.191cm" fo:padding-right="0.191cm" fo:padding-top="0cm" fo:padding-bottom="0cm" fo:border="none" style:writing-mode="lr-tb"/>
    </style:style>
    <style:style style:name="Table6" style:family="table">
      <style:table-properties style:width="19.17cm" fo:margin-left="-0.191cm" fo:margin-top="0cm" fo:margin-bottom="0cm" table:align="left" style:writing-mode="lr-tb"/>
    </style:style>
    <style:style style:name="Table6.A" style:family="table-column">
      <style:table-column-properties style:column-width="10.264cm"/>
    </style:style>
    <style:style style:name="Table6.B" style:family="table-column">
      <style:table-column-properties style:column-width="8.906cm"/>
    </style:style>
    <style:style style:name="Table6.1" style:family="table-row">
      <style:table-row-properties fo:keep-together="auto"/>
    </style:style>
    <style:style style:name="Table6.A1" style:family="table-cell">
      <style:table-cell-properties fo:padding-left="0.191cm" fo:padding-right="0.191cm" fo:padding-top="0cm" fo:padding-bottom="0cm" fo:border="none" style:writing-mode="lr-tb"/>
    </style:style>
    <style:style style:name="Table7" style:family="table">
      <style:table-properties style:width="19.17cm" fo:margin-left="-0.191cm" fo:margin-top="0cm" fo:margin-bottom="0cm" table:align="left" style:writing-mode="lr-tb"/>
    </style:style>
    <style:style style:name="Table7.A" style:family="table-column">
      <style:table-column-properties style:column-width="10.264cm"/>
    </style:style>
    <style:style style:name="Table7.B" style:family="table-column">
      <style:table-column-properties style:column-width="8.906cm"/>
    </style:style>
    <style:style style:name="Table7.1" style:family="table-row">
      <style:table-row-properties fo:keep-together="auto"/>
    </style:style>
    <style:style style:name="Table7.A1" style:family="table-cell">
      <style:table-cell-properties fo:padding-left="0.191cm" fo:padding-right="0.191cm" fo:padding-top="0cm" fo:padding-bottom="0cm" fo:border="none" style:writing-mode="lr-tb"/>
    </style:style>
    <style:style style:name="Table8" style:family="table">
      <style:table-properties style:width="19.172cm" fo:margin-left="-0.191cm" fo:margin-top="0cm" fo:margin-bottom="0cm" table:align="left" style:writing-mode="lr-tb"/>
    </style:style>
    <style:style style:name="Table8.A" style:family="table-column">
      <style:table-column-properties style:column-width="4.016cm"/>
    </style:style>
    <style:style style:name="Table8.B" style:family="table-column">
      <style:table-column-properties style:column-width="4.999cm"/>
    </style:style>
    <style:style style:name="Table8.C" style:family="table-column">
      <style:table-column-properties style:column-width="10.156cm"/>
    </style:style>
    <style:style style:name="Table8.1" style:family="table-row">
      <style:table-row-properties fo:keep-together="auto"/>
    </style:style>
    <style:style style:name="Table8.A1" style:family="table-cell">
      <style:table-cell-properties fo:padding-left="0.191cm" fo:padding-right="0.191cm" fo:padding-top="0cm" fo:padding-bottom="0cm" fo:border="none" style:writing-mode="lr-tb"/>
    </style:style>
    <style:style style:name="Table9" style:family="table">
      <style:table-properties style:width="19.172cm" fo:margin-left="-0.191cm" fo:margin-top="0cm" fo:margin-bottom="0cm" table:align="left" style:writing-mode="lr-tb"/>
    </style:style>
    <style:style style:name="Table9.A" style:family="table-column">
      <style:table-column-properties style:column-width="4.016cm"/>
    </style:style>
    <style:style style:name="Table9.B" style:family="table-column">
      <style:table-column-properties style:column-width="4.999cm"/>
    </style:style>
    <style:style style:name="Table9.C" style:family="table-column">
      <style:table-column-properties style:column-width="10.156cm"/>
    </style:style>
    <style:style style:name="Table9.1" style:family="table-row">
      <style:table-row-properties fo:keep-together="auto"/>
    </style:style>
    <style:style style:name="Table9.A1" style:family="table-cell">
      <style:table-cell-properties fo:padding-left="0.191cm" fo:padding-right="0.191cm" fo:padding-top="0cm" fo:padding-bottom="0cm" fo:border="none" style:writing-mode="lr-tb"/>
    </style:style>
    <style:style style:name="Table11" style:family="table">
      <style:table-properties style:width="19.182cm" fo:margin-left="-0.191cm" fo:margin-top="0cm" fo:margin-bottom="0cm" table:align="left" style:writing-mode="lr-tb"/>
    </style:style>
    <style:style style:name="Table11.A" style:family="table-column">
      <style:table-column-properties style:column-width="15.81cm"/>
    </style:style>
    <style:style style:name="Table11.B" style:family="table-column">
      <style:table-column-properties style:column-width="3.373cm"/>
    </style:style>
    <style:style style:name="Table11.1" style:family="table-row">
      <style:table-row-properties fo:keep-together="auto"/>
    </style:style>
    <style:style style:name="Table11.A1" style:family="table-cell">
      <style:table-cell-properties fo:padding-left="0.191cm" fo:padding-right="0.191cm" fo:padding-top="0cm" fo:padding-bottom="0cm" fo:border="none" style:writing-mode="lr-tb"/>
    </style:style>
    <style:style style:name="P1" style:family="paragraph" style:parent-style-name="Standard">
      <style:paragraph-properties fo:margin-top="0cm" fo:margin-bottom="0cm" style:contextual-spacing="false" fo:line-height="115%" fo:orphans="0" fo:widows="0"/>
    </style:style>
    <style:style style:name="P2" style:family="paragraph" style:parent-style-name="Standard">
      <style:text-properties style:font-name="Arial" style:font-name-asian="Arial2" style:font-name-complex="Arial2"/>
    </style:style>
    <style:style style:name="P3" style:family="paragraph" style:parent-style-name="Standard">
      <style:paragraph-properties fo:margin-left="0cm" fo:margin-right="0cm" fo:text-indent="0cm" style:auto-text-indent="false"/>
      <style:text-properties style:font-name="Arial" style:font-name-asian="Arial2" style:font-name-complex="Arial2"/>
    </style:style>
    <style:style style:name="P4" style:family="paragraph" style:parent-style-name="Standard">
      <style:paragraph-properties fo:margin-left="0cm" fo:margin-right="0cm" fo:text-indent="0cm" style:auto-text-indent="false"/>
      <style:text-properties style:font-name="Arial" fo:font-size="12pt" fo:font-weight="normal" style:font-name-asian="Arial2" style:font-size-asian="12pt" style:font-weight-asian="normal" style:font-name-complex="Arial2" style:font-size-complex="14pt"/>
    </style:style>
    <style:style style:name="P5" style:family="paragraph" style:parent-style-name="Standard">
      <style:paragraph-properties fo:margin-left="1.251cm" fo:margin-right="0cm" fo:text-indent="0cm" style:auto-text-indent="false"/>
      <style:text-properties style:font-name="Arial" fo:font-size="12pt" fo:font-weight="normal" style:font-name-asian="Arial2" style:font-size-asian="12pt" style:font-weight-asian="normal" style:font-name-complex="Arial2" style:font-size-complex="14pt"/>
    </style:style>
    <style:style style:name="P6" style:family="paragraph" style:parent-style-name="Standard">
      <style:text-properties style:font-name="Arial" fo:font-size="12pt" fo:font-weight="normal" style:font-name-asian="Arial2" style:font-size-asian="12pt" style:font-weight-asian="normal" style:font-name-complex="Arial2" style:font-size-complex="14pt"/>
    </style:style>
    <style:style style:name="P7" style:family="paragraph" style:parent-style-name="Standard">
      <style:paragraph-properties fo:margin-left="0cm" fo:margin-right="0cm" fo:margin-top="0cm" fo:margin-bottom="0cm" style:contextual-spacing="false" fo:orphans="0" fo:widows="0" fo:text-indent="0cm" style:auto-text-indent="false"/>
      <style:text-properties style:font-name="Arial" fo:font-size="12pt" fo:font-weight="normal" style:letter-kerning="false" style:font-name-asian="Arial2" style:font-size-asian="12pt" style:font-weight-asian="normal" style:font-name-complex="Arial2" style:font-size-complex="14pt"/>
    </style:style>
    <style:style style:name="P8" style:family="paragraph" style:parent-style-name="Standard">
      <style:paragraph-properties fo:margin-left="0cm" fo:margin-right="0cm" fo:margin-top="0cm" fo:margin-bottom="0cm" style:contextual-spacing="false" fo:orphans="0" fo:widows="0" fo:text-indent="0cm" style:auto-text-indent="false"/>
      <style:text-properties style:font-name="Arial" fo:font-size="12pt" fo:font-weight="normal" style:letter-kerning="false" style:font-name-asian="Arial2" style:font-size-asian="12pt" style:font-weight-asian="normal" style:font-name-complex="Arial2"/>
    </style:style>
    <style:style style:name="P9" style:family="paragraph" style:parent-style-name="Standard">
      <style:paragraph-properties fo:margin-left="0cm" fo:margin-right="0cm" fo:text-indent="0cm" style:auto-text-indent="false"/>
      <style:text-properties style:font-name="Arial" fo:font-size="12pt" fo:font-weight="bold" style:font-name-asian="Arial2" style:font-size-asian="12pt" style:font-weight-asian="bold" style:font-name-complex="Arial2" style:font-size-complex="14pt"/>
    </style:style>
    <style:style style:name="P10" style:family="paragraph" style:parent-style-name="Standard">
      <style:paragraph-properties fo:margin-left="0cm" fo:margin-right="0cm" fo:margin-top="0cm" fo:margin-bottom="0cm" style:contextual-spacing="false" fo:orphans="0" fo:widows="0" fo:text-indent="0cm" style:auto-text-indent="false"/>
      <style:text-properties style:font-name="Arial" fo:font-size="12pt" fo:font-weight="bold" style:letter-kerning="false" style:font-name-asian="Arial2" style:font-size-asian="12pt" style:font-weight-asian="bold" style:font-name-complex="Arial2" style:font-size-complex="14pt"/>
    </style:style>
    <style:style style:name="P11" style:family="paragraph" style:parent-style-name="Standard">
      <style:paragraph-properties fo:margin-left="0cm" fo:margin-right="0cm" fo:margin-top="0cm" fo:margin-bottom="0cm" style:contextual-spacing="false" fo:orphans="0" fo:widows="0" fo:text-indent="0cm" style:auto-text-indent="false"/>
      <style:text-properties style:font-name="Arial" fo:font-size="12pt" fo:font-weight="bold" officeooo:rsid="0026e741" officeooo:paragraph-rsid="0026e741" style:letter-kerning="false" style:font-name-asian="Arial2" style:font-size-asian="12pt" style:font-weight-asian="bold" style:font-name-complex="Arial2" style:font-size-complex="14pt"/>
    </style:style>
    <style:style style:name="P12" style:family="paragraph" style:parent-style-name="Standard">
      <style:paragraph-properties fo:margin-left="0cm" fo:margin-right="0cm" fo:margin-top="0cm" fo:margin-bottom="0cm" style:contextual-spacing="false" fo:text-align="end" style:justify-single-word="false" fo:orphans="0" fo:widows="0" fo:text-indent="0cm" style:auto-text-indent="false"/>
      <style:text-properties style:font-name="Arial" fo:font-size="12pt" fo:font-weight="bold" style:letter-kerning="false" style:font-name-asian="Arial2" style:font-size-asian="12pt" style:font-weight-asian="bold" style:font-name-complex="Arial2"/>
    </style:style>
    <style:style style:name="P13" style:family="paragraph" style:parent-style-name="Standard">
      <style:paragraph-properties fo:margin-left="0cm" fo:margin-right="0cm" fo:margin-top="0cm" fo:margin-bottom="0cm" style:contextual-spacing="false" fo:orphans="0" fo:widows="0" fo:text-indent="0cm" style:auto-text-indent="false"/>
      <style:text-properties style:font-name="Arial" style:letter-kerning="false" style:font-name-asian="Arial2" style:font-name-complex="Arial2"/>
    </style:style>
    <style:style style:name="P14" style:family="paragraph" style:parent-style-name="Standard">
      <style:paragraph-properties fo:margin-top="0cm" fo:margin-bottom="0cm" style:contextual-spacing="false" fo:orphans="0" fo:widows="0"/>
      <style:text-properties style:font-name="Arial" style:letter-kerning="false" style:font-name-asian="Arial2" style:font-name-complex="Arial2"/>
    </style:style>
    <style:style style:name="P15" style:family="paragraph" style:parent-style-name="Standard">
      <style:paragraph-properties fo:margin-top="0cm" fo:margin-bottom="0cm" style:contextual-spacing="false" fo:line-height="115%" fo:orphans="0" fo:widows="0"/>
      <style:text-properties style:font-name="Arial" style:letter-kerning="false" style:font-name-asian="Arial2" style:font-name-complex="Arial2"/>
    </style:style>
    <style:style style:name="P16" style:family="paragraph" style:parent-style-name="Standard">
      <style:paragraph-properties fo:margin-top="0cm" fo:margin-bottom="0cm" style:contextual-spacing="false" fo:line-height="115%" fo:text-align="end" style:justify-single-word="false" fo:orphans="0" fo:widows="0"/>
      <style:text-properties style:font-name="Arial" style:letter-kerning="false" style:font-name-asian="Arial2" style:font-name-complex="Arial2"/>
    </style:style>
    <style:style style:name="P17" style:family="paragraph" style:parent-style-name="Standard">
      <style:paragraph-properties fo:margin-top="0cm" fo:margin-bottom="0cm" style:contextual-spacing="false" fo:text-align="start" style:justify-single-word="false" fo:orphans="0" fo:widows="0"/>
      <style:text-properties style:font-name="Arial" style:letter-kerning="false" style:font-name-asian="Arial2" style:font-name-complex="Arial2"/>
    </style:style>
    <style:style style:name="P18" style:family="paragraph" style:parent-style-name="Standard">
      <style:text-properties style:font-name="Arial" fo:font-size="16pt" fo:font-weight="bold" style:font-name-asian="Arial2" style:font-size-asian="16pt" style:font-weight-asian="bold" style:font-name-complex="Arial2" style:font-size-complex="14pt"/>
    </style:style>
    <style:style style:name="P19" style:family="paragraph" style:parent-style-name="Standard">
      <style:paragraph-properties fo:margin-left="0cm" fo:margin-right="0cm" fo:text-indent="0cm" style:auto-text-indent="false"/>
      <style:text-properties style:font-name="Arial" fo:font-size="16pt" fo:font-weight="bold" style:font-name-asian="Arial2" style:font-size-asian="16pt" style:font-weight-asian="bold" style:font-name-complex="Arial2" style:font-size-complex="14pt"/>
    </style:style>
    <style:style style:name="P20" style:family="paragraph" style:parent-style-name="Standard">
      <style:paragraph-properties fo:margin-left="0cm" fo:margin-right="0cm" fo:text-indent="0cm" style:auto-text-indent="false"/>
      <style:text-properties style:font-name="Arial" fo:font-size="16pt" fo:font-weight="bold" officeooo:paragraph-rsid="0026e741" style:font-name-asian="Arial2" style:font-size-asian="16pt" style:font-weight-asian="bold" style:font-name-complex="Arial2" style:font-size-complex="14pt"/>
    </style:style>
    <style:style style:name="P21" style:family="paragraph" style:parent-style-name="Standard">
      <style:text-properties style:font-name="Arial" fo:font-size="14pt" fo:font-weight="bold" style:font-name-asian="Arial2" style:font-size-asian="14pt" style:font-weight-asian="bold" style:font-name-complex="Arial2" style:font-size-complex="14pt"/>
    </style:style>
    <style:style style:name="P22" style:family="paragraph" style:parent-style-name="Standard">
      <style:text-properties style:font-name="Arial" fo:font-size="14pt" style:font-name-asian="Arial2" style:font-size-asian="14pt" style:font-name-complex="Arial2" style:font-size-complex="14pt"/>
    </style:style>
    <style:style style:name="P23" style:family="paragraph" style:parent-style-name="Standard">
      <style:text-properties style:font-name="Arial" fo:font-style="italic" style:font-name-asian="Arial2" style:font-style-asian="italic" style:font-name-complex="Arial2"/>
    </style:style>
    <style:style style:name="P24" style:family="paragraph" style:parent-style-name="Standard">
      <style:paragraph-properties fo:margin-left="0cm" fo:margin-right="0cm" fo:margin-top="0cm" fo:margin-bottom="0cm" style:contextual-spacing="false" fo:text-align="end" style:justify-single-word="false" fo:orphans="0" fo:widows="0" fo:text-indent="0cm" style:auto-text-indent="false"/>
      <style:text-properties style:font-name="Arial" fo:font-weight="bold" officeooo:paragraph-rsid="001e8859" style:letter-kerning="false" style:font-name-asian="Arial2" style:font-weight-asian="bold" style:font-name-complex="Arial2"/>
    </style:style>
    <style:style style:name="P25" style:family="paragraph" style:parent-style-name="Standard">
      <style:paragraph-properties fo:margin-left="0cm" fo:margin-right="0cm" fo:margin-top="0cm" fo:margin-bottom="0cm" style:contextual-spacing="false" fo:text-align="end" style:justify-single-word="false" fo:orphans="0" fo:widows="0" fo:text-indent="0cm" style:auto-text-indent="false"/>
      <style:text-properties style:font-name="Arial" fo:font-weight="bold" officeooo:paragraph-rsid="0026e741" style:letter-kerning="false" style:font-name-asian="Arial2" style:font-weight-asian="bold" style:font-name-complex="Arial2"/>
    </style:style>
    <style:style style:name="P26" style:family="paragraph" style:parent-style-name="Standard">
      <style:paragraph-properties fo:margin-top="0cm" fo:margin-bottom="0cm" style:contextual-spacing="false" fo:orphans="0" fo:widows="0"/>
      <style:text-properties style:font-name="Arial" fo:font-weight="bold" style:letter-kerning="false" style:font-name-asian="Arial2" style:font-weight-asian="bold" style:font-name-complex="Arial2"/>
    </style:style>
    <style:style style:name="P27" style:family="paragraph" style:parent-style-name="Standard">
      <style:paragraph-properties fo:margin-top="0cm" fo:margin-bottom="0cm" style:contextual-spacing="false" fo:line-height="115%" fo:orphans="0" fo:widows="0"/>
      <style:text-properties style:font-name="Arial" fo:font-weight="bold" style:letter-kerning="false" style:font-name-asian="Arial2" style:font-weight-asian="bold" style:font-name-complex="Arial2" style:font-weight-complex="bold"/>
    </style:style>
    <style:style style:name="P28" style:family="paragraph" style:parent-style-name="Standard">
      <style:paragraph-properties fo:margin-top="0cm" fo:margin-bottom="0cm" style:contextual-spacing="false" fo:line-height="115%" fo:text-align="end" style:justify-single-word="false" fo:orphans="0" fo:widows="0"/>
      <style:text-properties fo:color="#202124" loext:opacity="100%" style:font-name="Arial" fo:font-size="10.5pt" style:letter-kerning="false" fo:background-color="#ffffff" style:font-name-asian="Arial2" style:font-size-asian="10.5pt" style:font-name-complex="Arial2"/>
    </style:style>
    <style:style style:name="P29" style:family="paragraph" style:parent-style-name="Standard">
      <style:paragraph-properties fo:margin-left="0cm" fo:margin-right="0cm" fo:text-indent="0cm" style:auto-text-indent="false"/>
      <style:text-properties style:use-window-font-color="true" loext:opacity="0%" style:font-name="Arial1" fo:font-size="12pt" fo:language="en" fo:country="US" fo:font-weight="normal" style:font-name-asian="Calibri1" style:font-size-asian="12pt" style:language-asian="zh" style:country-asian="CN" style:font-weight-asian="normal" style:font-name-complex="Calibri1" style:font-size-complex="12pt" style:language-complex="ar" style:country-complex="SA"/>
    </style:style>
    <style:style style:name="P30" style:family="paragraph" style:parent-style-name="List_20_Paragraph" style:list-style-name="WWNum42">
      <style:text-properties style:font-name="Arial" fo:font-size="12pt" fo:font-weight="normal" style:font-name-asian="Arial2" style:font-size-asian="12pt" style:font-weight-asian="normal" style:font-name-complex="Arial2" style:font-size-complex="14pt"/>
    </style:style>
    <style:style style:name="P31" style:family="paragraph" style:parent-style-name="List_20_Paragraph" style:list-style-name="WWNum43">
      <style:text-properties style:font-name="Arial" fo:font-size="12pt" fo:font-weight="normal" style:font-name-asian="Arial2" style:font-size-asian="12pt" style:font-weight-asian="normal" style:font-name-complex="Arial2" style:font-size-complex="14pt"/>
    </style:style>
    <style:style style:name="P32" style:family="paragraph" style:parent-style-name="List_20_Paragraph" style:list-style-name="WWNum70">
      <style:text-properties style:font-name="Arial" fo:font-size="12pt" fo:font-weight="normal" style:font-name-asian="Arial2" style:font-size-asian="12pt" style:font-weight-asian="normal" style:font-name-complex="Arial2" style:font-size-complex="14pt"/>
    </style:style>
    <style:style style:name="P33" style:family="paragraph" style:parent-style-name="List_20_Paragraph" style:list-style-name="WWNum67">
      <style:text-properties style:font-name="Arial" fo:font-size="12pt" fo:font-weight="normal" style:font-name-asian="Arial2" style:font-size-asian="12pt" style:font-weight-asian="normal" style:font-name-complex="Arial2" style:font-size-complex="14pt"/>
    </style:style>
    <style:style style:name="P34" style:family="paragraph" style:parent-style-name="List_20_Paragraph" style:list-style-name="WWNum64">
      <style:text-properties style:font-name="Arial" fo:font-size="12pt" fo:font-weight="normal" style:font-name-asian="Arial2" style:font-size-asian="12pt" style:font-weight-asian="normal" style:font-name-complex="Arial2" style:font-size-complex="14pt"/>
    </style:style>
    <style:style style:name="P35" style:family="paragraph" style:parent-style-name="List_20_Paragraph" style:list-style-name="WWNum74">
      <style:paragraph-properties fo:orphans="0" fo:widows="0"/>
      <style:text-properties style:font-name="Arial" fo:font-size="12pt" fo:font-weight="normal" style:letter-kerning="false" style:font-name-asian="Arial2" style:font-size-asian="12pt" style:font-weight-asian="normal" style:font-name-complex="Arial2"/>
    </style:style>
    <style:style style:name="P36" style:family="paragraph" style:parent-style-name="List_20_Paragraph" style:list-style-name="WWNum75">
      <style:paragraph-properties fo:orphans="0" fo:widows="0"/>
      <style:text-properties style:font-name="Arial" fo:font-size="12pt" fo:font-weight="normal" style:letter-kerning="false" style:font-name-asian="Arial2" style:font-size-asian="12pt" style:font-weight-asian="normal" style:font-name-complex="Arial2"/>
    </style:style>
    <style:style style:name="P37" style:family="paragraph" style:parent-style-name="List_20_Paragraph" style:list-style-name="WWNum70">
      <style:text-properties style:font-name="Arial" fo:font-size="12pt" fo:font-weight="bold" style:font-name-asian="Arial2" style:font-size-asian="12pt" style:font-weight-asian="bold" style:font-name-complex="Arial2" style:font-size-complex="14pt"/>
    </style:style>
    <style:style style:name="P38" style:family="paragraph" style:parent-style-name="List_20_Paragraph" style:list-style-name="WWNum67">
      <style:text-properties style:font-name="Arial" fo:font-size="12pt" fo:font-weight="bold" style:font-name-asian="Arial2" style:font-size-asian="12pt" style:font-weight-asian="bold" style:font-name-complex="Arial2" style:font-size-complex="14pt"/>
    </style:style>
    <style:style style:name="P39" style:family="paragraph" style:parent-style-name="List_20_Paragraph" style:list-style-name="WWNum64">
      <style:text-properties style:font-name="Arial" fo:font-size="12pt" fo:font-weight="bold" style:font-name-asian="Arial2" style:font-size-asian="12pt" style:font-weight-asian="bold" style:font-name-complex="Arial2" style:font-size-complex="14pt"/>
    </style:style>
    <style:style style:name="P40" style:family="paragraph" style:parent-style-name="List_20_Paragraph" style:list-style-name="WWNum59">
      <style:text-properties style:font-name="Arial" style:font-name-asian="Arial2" style:font-name-complex="Arial2"/>
    </style:style>
    <style:style style:name="P41" style:family="paragraph" style:parent-style-name="List_20_Paragraph" style:list-style-name="WWNum64">
      <style:text-properties style:font-name="Arial" style:font-name-asian="Arial2" style:font-name-complex="Arial2"/>
    </style:style>
    <style:style style:name="P42" style:family="paragraph" style:parent-style-name="List_20_Paragraph" style:list-style-name="WWNum2">
      <style:text-properties style:font-name="Arial" style:font-name-asian="Arial2" style:font-name-complex="Arial2"/>
    </style:style>
    <style:style style:name="P43" style:family="paragraph" style:parent-style-name="List_20_Paragraph" style:list-style-name="WWNum3">
      <style:text-properties style:font-name="Arial" style:font-name-asian="Arial2" style:font-name-complex="Arial2"/>
    </style:style>
    <style:style style:name="P44" style:family="paragraph" style:parent-style-name="List_20_Paragraph" style:list-style-name="WWNum3">
      <style:text-properties style:font-name="Arial" officeooo:paragraph-rsid="001d86d6" style:font-name-asian="Arial2" style:font-name-complex="Arial2"/>
    </style:style>
    <style:style style:name="P45" style:family="paragraph" style:parent-style-name="List_20_Paragraph" style:list-style-name="WWNum73">
      <style:paragraph-properties fo:orphans="0" fo:widows="0"/>
      <style:text-properties style:font-name="Arial" style:letter-kerning="false" style:font-name-asian="Arial2" style:font-name-complex="Arial2"/>
    </style:style>
    <style:style style:name="P46" style:family="paragraph" style:parent-style-name="List_20_Paragraph" style:list-style-name="WWNum76">
      <style:paragraph-properties fo:orphans="0" fo:widows="0"/>
      <style:text-properties style:font-name="Arial" style:letter-kerning="false" style:font-name-asian="Arial2" style:font-name-complex="Arial2"/>
    </style:style>
    <style:style style:name="P47" style:family="paragraph" style:parent-style-name="List_20_Paragraph" style:list-style-name="WWNum77">
      <style:paragraph-properties fo:orphans="0" fo:widows="0"/>
      <style:text-properties style:font-name="Arial" style:letter-kerning="false" style:font-name-asian="Arial2" style:font-name-complex="Arial2"/>
    </style:style>
    <style:style style:name="P48" style:family="paragraph" style:parent-style-name="List_20_Paragraph" style:list-style-name="WWNum27">
      <style:paragraph-properties fo:orphans="0" fo:widows="0"/>
      <style:text-properties style:font-name="Arial" style:letter-kerning="false" style:font-name-asian="Arial2" style:font-name-complex="Arial2"/>
    </style:style>
    <style:style style:name="P49" style:family="paragraph" style:parent-style-name="List_20_Paragraph" style:list-style-name="WWNum86">
      <style:text-properties style:font-name="Arial" fo:font-style="normal" style:font-name-asian="Arial2" style:font-style-asian="normal" style:font-name-complex="Arial2"/>
    </style:style>
    <style:style style:name="P50" style:family="paragraph" style:parent-style-name="List_20_Paragraph" style:list-style-name="WWNum43"/>
    <style:style style:name="P51" style:family="paragraph" style:parent-style-name="List_20_Paragraph" style:list-style-name="L1">
      <style:text-properties officeooo:paragraph-rsid="002ea729"/>
    </style:style>
    <style:style style:name="P52" style:family="paragraph" style:parent-style-name="List_20_Paragraph" style:list-style-name="L1">
      <style:text-properties officeooo:paragraph-rsid="00329467"/>
    </style:style>
    <style:style style:name="P53" style:family="paragraph" style:parent-style-name="List_20_Paragraph" style:list-style-name="L1">
      <style:text-properties style:font-name="Arial1" officeooo:rsid="00306adb" officeooo:paragraph-rsid="002ea729"/>
    </style:style>
    <style:style style:name="P54" style:family="paragraph" style:parent-style-name="List_20_Paragraph" style:list-style-name="">
      <style:text-properties style:font-name="Arial1" fo:font-size="12pt" fo:font-weight="normal" officeooo:rsid="00306adb" officeooo:paragraph-rsid="00362ae3" style:font-name-asian="Arial2" style:font-size-asian="12pt" style:font-weight-asian="normal" style:font-name-complex="Arial2" style:font-size-complex="14pt"/>
    </style:style>
    <style:style style:name="P55" style:family="paragraph" style:parent-style-name="List_20_Paragraph" style:list-style-name="L2">
      <style:text-properties style:font-name="Arial1"/>
    </style:style>
    <style:style style:name="P56" style:family="paragraph" style:parent-style-name="List_20_Paragraph" style:list-style-name="">
      <style:paragraph-properties fo:margin-left="0cm" fo:margin-right="0cm" fo:text-indent="0cm" style:auto-text-indent="false"/>
      <style:text-properties officeooo:paragraph-rsid="00329467"/>
    </style:style>
    <style:style style:name="P57" style:family="paragraph" style:parent-style-name="List_20_Paragraph" style:list-style-name="L2"/>
    <style:style style:name="P58" style:family="paragraph" style:parent-style-name="List_20_Paragraph" style:list-style-name="L2">
      <style:text-properties officeooo:paragraph-rsid="00362ae3"/>
    </style:style>
    <style:style style:name="P59" style:family="paragraph" style:parent-style-name="List_20_Paragraph" style:list-style-name="L3"/>
    <style:style style:name="P60" style:family="paragraph" style:parent-style-name="List_20_Paragraph" style:list-style-name="WWNum67"/>
    <style:style style:name="P61" style:family="paragraph" style:parent-style-name="List_20_Paragraph" style:list-style-name="WWNum74">
      <style:paragraph-properties fo:orphans="0" fo:widows="0"/>
      <style:text-properties style:letter-kerning="false"/>
    </style:style>
    <style:style style:name="P62" style:family="paragraph" style:parent-style-name="List_20_Paragraph" style:list-style-name="WWNum74">
      <style:paragraph-properties fo:orphans="0" fo:widows="0"/>
      <style:text-properties officeooo:rsid="002bde62" officeooo:paragraph-rsid="002bde62" style:letter-kerning="false"/>
    </style:style>
    <style:style style:name="P63" style:family="paragraph" style:parent-style-name="List_20_Paragraph" style:list-style-name="WWNum87">
      <style:paragraph-properties fo:margin-top="0cm" fo:margin-bottom="0cm" style:contextual-spacing="true" fo:line-height="115%"/>
    </style:style>
    <style:style style:name="P64" style:family="paragraph" style:parent-style-name="Standard" style:list-style-name="L1">
      <style:paragraph-properties fo:margin-left="0cm" fo:margin-right="0cm" fo:text-indent="0cm" style:auto-text-indent="false"/>
      <style:text-properties style:font-name="Arial" fo:font-size="12pt" fo:font-weight="normal" officeooo:paragraph-rsid="002ea729" style:font-name-asian="Arial2" style:font-size-asian="12pt" style:font-weight-asian="normal" style:font-name-complex="Arial2" style:font-size-complex="14pt"/>
    </style:style>
    <style:style style:name="P65" style:family="paragraph" style:parent-style-name="Standard">
      <style:paragraph-properties fo:margin-left="0cm" fo:margin-right="0cm" fo:text-indent="0cm" style:auto-text-indent="false"/>
      <style:text-properties style:font-name="Arial" fo:font-size="12pt" fo:font-weight="normal" officeooo:paragraph-rsid="00362ae3" style:font-name-asian="Arial2" style:font-size-asian="12pt" style:font-weight-asian="normal" style:font-name-complex="Arial2" style:font-size-complex="14pt"/>
    </style:style>
    <style:style style:name="P66" style:family="paragraph" style:parent-style-name="Standard">
      <style:paragraph-properties fo:margin-left="0cm" fo:margin-right="0cm" fo:margin-top="0cm" fo:margin-bottom="0cm" style:contextual-spacing="false" fo:text-align="end" style:justify-single-word="false" fo:orphans="0" fo:widows="0" fo:text-indent="0cm" style:auto-text-indent="false"/>
      <style:text-properties style:font-name="Arial" fo:font-weight="bold" officeooo:paragraph-rsid="00362ae3" style:letter-kerning="false" style:font-name-asian="Arial2" style:font-weight-asian="bold" style:font-name-complex="Arial2"/>
    </style:style>
    <style:style style:name="P67" style:family="paragraph" style:parent-style-name="Standard">
      <style:paragraph-properties fo:margin-left="0cm" fo:margin-right="0cm" fo:margin-top="0cm" fo:margin-bottom="0cm" style:contextual-spacing="false" fo:orphans="0" fo:widows="0" fo:text-indent="0cm" style:auto-text-indent="false"/>
      <style:text-properties style:font-name="Arial1" fo:font-size="12pt" fo:font-weight="bold" officeooo:rsid="00362ae3" officeooo:paragraph-rsid="00362ae3" style:letter-kerning="false" style:font-name-asian="Arial2" style:font-size-asian="12pt" style:font-weight-asian="bold" style:font-name-complex="Arial2" style:font-size-complex="14pt" style:font-weight-complex="bold"/>
    </style:style>
    <style:style style:name="T1" style:family="text">
      <style:text-properties style:font-name="Arial" style:font-name-asian="Arial2" style:font-name-complex="Arial2"/>
    </style:style>
    <style:style style:name="T2" style:family="text">
      <style:text-properties style:font-name="Arial" style:letter-kerning="false" style:font-name-asian="Arial2" style:font-name-complex="Arial2"/>
    </style:style>
    <style:style style:name="T3" style:family="text">
      <style:text-properties style:font-name="Arial" fo:font-size="12pt" fo:font-weight="normal" style:font-name-asian="Arial2" style:font-size-asian="12pt" style:font-weight-asian="normal" style:font-name-complex="Arial2"/>
    </style:style>
    <style:style style:name="T4" style:family="text">
      <style:text-properties style:font-name="Arial" fo:font-size="12pt" fo:font-weight="normal" style:font-name-asian="Arial2" style:font-size-asian="12pt" style:font-weight-asian="normal" style:font-name-complex="Arial2" style:font-size-complex="14pt"/>
    </style:style>
    <style:style style:name="T5" style:family="text">
      <style:text-properties style:font-name="Arial" fo:font-size="12pt" fo:font-weight="normal" officeooo:rsid="002cbbcb" style:font-name-asian="Arial2" style:font-size-asian="12pt" style:font-weight-asian="normal" style:font-name-complex="Arial2" style:font-size-complex="14pt"/>
    </style:style>
    <style:style style:name="T6" style:family="text">
      <style:text-properties style:font-name="Arial" fo:font-size="12pt" fo:font-weight="bold" style:font-name-asian="Arial2" style:font-size-asian="12pt" style:font-weight-asian="bold" style:font-name-complex="Arial2" style:font-size-complex="14pt"/>
    </style:style>
    <style:style style:name="T7" style:family="text">
      <style:text-properties style:font-name="Cambria Math" fo:font-size="12pt" fo:font-weight="normal" style:font-name-asian="Cambria Math1" style:font-size-asian="12pt" style:font-weight-asian="normal" style:font-name-complex="Cambria Math1" style:font-size-complex="14pt"/>
    </style:style>
    <style:style style:name="T8" style:family="text">
      <style:text-properties fo:font-size="12pt" style:font-size-asian="12pt"/>
    </style:style>
    <style:style style:name="T9" style:family="text">
      <style:text-properties fo:font-size="12pt" fo:font-weight="bold" style:font-name-asian="Arial2" style:font-size-asian="12pt" style:font-weight-asian="bold" style:font-name-complex="Arial2" style:font-size-complex="14pt" style:font-weight-complex="bold"/>
    </style:style>
    <style:style style:name="T10" style:family="text">
      <style:text-properties fo:font-size="12pt" fo:font-weight="bold" officeooo:rsid="0035436d" style:font-name-asian="Arial2" style:font-size-asian="12pt" style:font-weight-asian="bold" style:font-name-complex="Arial2" style:font-size-complex="14pt" style:font-weight-complex="bold"/>
    </style:style>
    <style:style style:name="T11" style:family="text">
      <style:text-properties fo:font-size="12pt" fo:font-weight="bold" officeooo:rsid="00329467" style:font-name-asian="Arial2" style:font-size-asian="12pt" style:font-weight-asian="bold" style:font-name-complex="Arial2" style:font-size-complex="14pt" style:font-weight-complex="bold"/>
    </style:style>
    <style:style style:name="T12" style:family="text">
      <style:text-properties fo:font-size="12pt" fo:font-weight="normal" style:font-name-asian="Arial2" style:font-size-asian="12pt" style:font-weight-asian="normal" style:font-name-complex="Arial2" style:font-size-complex="14pt"/>
    </style:style>
    <style:style style:name="T13" style:family="text">
      <style:text-properties fo:font-size="12pt" fo:font-weight="normal" officeooo:rsid="0026e741" style:font-name-asian="Arial2" style:font-size-asian="12pt" style:font-weight-asian="normal" style:font-name-complex="Arial2" style:font-size-complex="14pt"/>
    </style:style>
    <style:style style:name="T14" style:family="text">
      <style:text-properties fo:font-size="12pt" fo:font-weight="normal" officeooo:rsid="00334762" style:font-name-asian="Arial2" style:font-size-asian="12pt" style:font-weight-asian="normal" style:font-name-complex="Arial2" style:font-size-complex="14pt"/>
    </style:style>
    <style:style style:name="T15" style:family="text">
      <style:text-properties officeooo:rsid="0021cd7d"/>
    </style:style>
    <style:style style:name="T16" style:family="text">
      <style:text-properties officeooo:rsid="0022e82f"/>
    </style:style>
    <style:style style:name="T17" style:family="text">
      <style:text-properties officeooo:rsid="002402f3"/>
    </style:style>
    <style:style style:name="T18" style:family="text">
      <style:text-properties officeooo:rsid="00243a6e"/>
    </style:style>
    <style:style style:name="T19" style:family="text">
      <style:text-properties officeooo:rsid="0025eec2"/>
    </style:style>
    <style:style style:name="T20" style:family="text">
      <style:text-properties officeooo:rsid="0026ac60"/>
    </style:style>
    <style:style style:name="T21" style:family="text">
      <style:text-properties style:font-name="Arial1"/>
    </style:style>
    <style:style style:name="T22" style:family="text">
      <style:text-properties style:font-name="Arial1" fo:font-size="12pt" fo:font-weight="normal" officeooo:rsid="00329467" style:font-name-asian="Arial2" style:font-size-asian="12pt" style:font-weight-asian="normal" style:font-name-complex="Arial2" style:font-size-complex="14pt"/>
    </style:style>
    <style:style style:name="T23" style:family="text">
      <style:text-properties style:font-name="Arial1" fo:font-size="12pt" fo:font-weight="normal" officeooo:rsid="00362ae3" style:font-name-asian="Arial2" style:font-size-asian="12pt" style:font-weight-asian="normal" style:font-name-complex="Arial2" style:font-size-complex="14pt"/>
    </style:style>
    <style:style style:name="T24" style:family="text">
      <style:text-properties style:font-name="Arial1" fo:font-size="12pt" fo:font-weight="bold" officeooo:rsid="00329467" style:font-name-asian="Arial2" style:font-size-asian="12pt" style:font-weight-asian="bold" style:font-name-complex="Arial2" style:font-size-complex="14pt" style:font-weight-complex="bold"/>
    </style:style>
    <style:style style:name="T25" style:family="text">
      <style:text-properties style:font-name="Arial1" fo:font-weight="normal" officeooo:rsid="00329467" style:font-weight-asian="normal"/>
    </style:style>
    <style:style style:name="T26" style:family="text">
      <style:text-properties fo:font-weight="bold" style:font-weight-asian="bold" style:font-weight-complex="bold"/>
    </style:style>
    <style:style style:name="T27" style:family="text">
      <style:text-properties officeooo:rsid="00321cc2"/>
    </style:style>
    <style:style style:name="T28" style:family="text">
      <style:text-properties fo:font-variant="normal" fo:text-transform="none" fo:color="#202124" loext:opacity="100%" style:font-name="Roboto" fo:font-size="12pt" fo:letter-spacing="normal" fo:font-style="normal" fo:font-weight="normal" style:font-name-asian="Arial2" style:font-size-asian="12pt" style:font-weight-asian="normal" style:font-name-complex="Arial2" style:font-size-complex="14pt"/>
    </style:style>
    <style:style style:name="T29" style:family="text">
      <style:text-properties officeooo:rsid="00362ae3"/>
    </style:style>
    <style:style style:name="T30" style:family="text">
      <style:text-properties fo:font-weight="normal" officeooo:rsid="00329467" style:font-weight-asian="normal"/>
    </style:style>
    <style:style style:name="T31" style:family="text">
      <style:text-properties officeooo:rsid="0032946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5">Ming Lin</text:p>
            <text:p text:style-name="P15">Staff Algorithm Engineer</text:p>
            <text:p text:style-name="P15">DAMO Academy of Alibaba Group</text:p>
            <text:p text:style-name="P1"><text:a xlink:type="simple" xlink:href="mailto:linming04@gmail.com" office:target-frame-name="mailto:linming04@gmail.com" xlink:show="replace" text:style-name="Internet_20_link" text:visited-style-name="Visited_20_Internet_20_Link"><text:span text:style-name="Internet_20_link"><text:span text:style-name="T2">linming04@gmail.com</text:span></text:span></text:a></text:p>
          </table:table-cell>
          <table:table-cell table:style-name="Table1.A1" office:value-type="string">
            <text:p text:style-name="P28">500 108th Ave NE #800</text:p>
            <text:p text:style-name="P28">Bellevue</text:p>
            <text:p text:style-name="P28">WA 98004</text:p>
            <text:p text:style-name="P16">https://minglin-home.github.io/</text:p>
          </table:table-cell>
        </table:table-row>
      </table:table>
      <text:p text:style-name="P2"/>
      <text:p text:style-name="P18">Position &amp; Research Interest</text:p>
      <text:p text:style-name="P4"/>
      <text:list xml:id="list299237090" text:style-name="WWNum42">
        <text:list-item>
          <text:p text:style-name="P30">Research &amp; Development Algorithm Engineer for Cloud-AI and <text:span text:style-name="T18">Mobile</text:span>-AI</text:p>
        </text:list-item>
        <text:list-item>
          <text:p text:style-name="P30"><text:span text:style-name="T19">Design</text:span> state-of-the-art <text:span text:style-name="T19">efficient </text:span>deep learning models</text:p>
        </text:list-item>
        <text:list-item>
          <text:p text:style-name="P30">Real-world applications in computer vision, NLP and IoT</text:p>
        </text:list-item>
        <text:list-item>
          <text:p text:style-name="P30">Theoretical foundations <text:span text:style-name="T18">for</text:span> <text:span text:style-name="T20">e</text:span><text:span text:style-name="T18">fficient </text:span><text:span text:style-name="T20">d</text:span>eep <text:span text:style-name="T20">l</text:span>earning</text:p>
        </text:list-item>
      </text:list>
      <text:p text:style-name="P4"/>
      <text:p text:style-name="P19">Skills &amp; Capabilities</text:p>
      <text:p text:style-name="P4"/>
      <text:list xml:id="list4125878869" text:style-name="WWNum43">
        <text:list-item>
          <text:p text:style-name="P31">Years of research and industrial experiences in efficient deep learning, neural architecture design and statistical machine learning</text:p>
        </text:list-item>
        <text:list-item>
          <text:p text:style-name="P31">Programming</text:p>
          <text:list>
            <text:list-item>
              <text:p text:style-name="P31">Python, C/C++ </text:p>
            </text:list-item>
          </text:list>
        </text:list-item>
        <text:list-item>
          <text:p text:style-name="P31">Deep Learning Frameworks</text:p>
          <text:list>
            <text:list-item>
              <text:p text:style-name="P50"><text:span text:style-name="T4">Pytorch</text:span><text:span text:style-name="T7">, </text:span><text:span text:style-name="T4">Tensorflow</text:span><text:span text:style-name="T7">, </text:span><text:span text:style-name="T4">MXNet</text:span></text:p>
            </text:list-item>
          </text:list>
        </text:list-item>
        <text:list-item>
          <text:p text:style-name="P31">Language</text:p>
          <text:list>
            <text:list-item>
              <text:p text:style-name="P31">English, Chinese</text:p>
            </text:list-item>
          </text:list>
        </text:list-item>
      </text:list>
      <text:p text:style-name="P4"/>
      <text:p text:style-name="P19">Projects &amp; Achievements</text:p>
      <text:p text:style-name="P20"/>
      <table:table table:name="Table10" table:style-name="Table10">
        <table:table-column table:style-name="Table10.A"/>
        <table:table-column table:style-name="Table10.B"/>
        <table:table-row table:style-name="Table10.1">
          <table:table-cell table:style-name="Table10.A1" office:value-type="string">
            <text:p text:style-name="P11">Light-NAS</text:p>
          </table:table-cell>
          <table:table-cell table:style-name="Table10.A1" office:value-type="string">
            <text:p text:style-name="P25">202<text:span text:style-name="T27">1</text:span> <text:span text:style-name="T8">—</text:span> <text:span text:style-name="T16">202</text:span><text:span text:style-name="T27">2</text:span></text:p>
          </table:table-cell>
        </table:table-row>
      </table:table>
      <text:list xml:id="list2670390640" text:style-name="L1">
        <text:list-header>
          <text:p text:style-name="P64"/>
        </text:list-header>
        <text:list-item>
          <text:p text:style-name="P51"><text:span text:style-name="T21">Homepage [</text:span><text:span text:style-name="Internet_20_link"><text:span text:style-name="T21">https://github.com/alibaba/lightweight-neural-architecture-search</text:span></text:span><text:span text:style-name="T21">]</text:span></text:p>
        </text:list-item>
        <text:list-item>
          <text:p text:style-name="P53"><text:span text:style-name="T13">Light-</text:span><text:span text:style-name="T12">NAS is a </text:span><text:span text:style-name="T10">full-stack</text:span><text:span text:style-name="T9"> distributed framework for zero-cost NAS</text:span><text:span text:style-name="T12">. It is able to design efficient image recognition models and object detection models in 1~2 hours, with state-of-the-art performance on ImageNet, MS COCO, </text:span><text:span text:style-name="T14">etc</text:span><text:span text:style-name="T12">.</text:span></text:p>
        </text:list-item>
        <text:list-item>
          <text:p text:style-name="P52"><text:span text:style-name="T22">Able to optimize multiple inference </text:span><text:span text:style-name="T28">metrics</text:span><text:span text:style-name="T22"> including </text:span><text:span text:style-name="T24">hardware latency</text:span><text:span text:style-name="T22"> (using latency prediction).</text:span></text:p>
        </text:list-item>
      </text:list>
      <text:p text:style-name="P56"><text:span text:style-name="T22"/></text:p>
      <text:p text:style-name="P54"/>
      <table:table table:name="Table11" table:style-name="Table11">
        <table:table-column table:style-name="Table11.A"/>
        <table:table-column table:style-name="Table11.B"/>
        <table:table-row table:style-name="Table11.1">
          <table:table-cell table:style-name="Table11.A1" office:value-type="string">
            <text:p text:style-name="P67"><text:span text:style-name="T31">GiraffeDet: </text:span>High-Performance Object Detection Backbone</text:p>
          </table:table-cell>
          <table:table-cell table:style-name="Table11.A1" office:value-type="string">
            <text:p text:style-name="P66">2020 <text:span text:style-name="T8">—</text:span> <text:span text:style-name="T16">2021</text:span></text:p>
          </table:table-cell>
        </table:table-row>
      </table:table>
      <text:p text:style-name="P65"/>
      <text:list xml:id="list1271042242" text:style-name="L2">
        <text:list-item>
          <text:p text:style-name="P58"><text:span text:style-name="T21">Homepage [</text:span><text:a xlink:type="simple" xlink:href="https://github.com/damo-cv/GiraffeDet" text:style-name="Internet_20_link" text:visited-style-name="Visited_20_Internet_20_Link"><text:span text:style-name="Internet_20_link"><text:span text:style-name="T21">https://github.com/damo-cv/GiraffeDet</text:span></text:span></text:a><text:span text:style-name="T21">]</text:span></text:p>
        </text:list-item>
        <text:list-item>
          <text:p text:style-name="P58"><text:span text:style-name="T22">The GiraffeDet uses an extremely lightweight backbone and a very deep and large neck module which encourages dense information exchange among different spatial scales as well as different levels of latent semantics simultaneously. This design paradigm allows GiraffeDet </text:span><text:span text:style-name="T23">achieves SOTA performances in object detection tasks with low resource budget.</text:span></text:p>
        </text:list-item>
      </text:list>
      <text:p text:style-name="P56"><text:span text:style-name="T22"/></text:p>
      <table:table table:name="Table2" table:style-name="Table2">
        <table:table-column table:style-name="Table2.A"/>
        <table:table-column table:style-name="Table2.B"/>
        <text:soft-page-break/>
        <table:table-row table:style-name="Table2.1">
          <table:table-cell table:style-name="Table2.A1" office:value-type="string">
            <text:p text:style-name="P10">Zero-Shot Neural Architecture Search</text:p>
          </table:table-cell>
          <table:table-cell table:style-name="Table2.A1" office:value-type="string">
            <text:p text:style-name="P24">2020 <text:span text:style-name="T8">—</text:span> <text:span text:style-name="T16">2021</text:span></text:p>
          </table:table-cell>
        </table:table-row>
      </table:table>
      <text:p text:style-name="P4"/>
      <text:list xml:id="list154212737624689" text:continue-numbering="true" text:style-name="L2">
        <text:list-item>
          <text:p text:style-name="P57"><text:span text:style-name="T21">Homepage [</text:span><text:a xlink:type="simple" xlink:href="https://github.com/idstcv/ZenNAS" office:target-frame-name="https://github.com/idstcv/ZenNAS" xlink:show="replace" text:style-name="Internet_20_link" text:visited-style-name="Visited_20_Internet_20_Link"><text:span text:style-name="Internet_20_link"><text:span text:style-name="T21">https://github.com/idstcv/ZenNAS</text:span></text:span></text:a><text:span text:style-name="T21">]</text:span></text:p>
        </text:list-item>
        <text:list-item>
          <text:p text:style-name="P55">Zen-NAS is a lightning-fast zero-shot Neural Architecture Search method. Its searching speed is 7800x times faster than EfficientNet while achieving 10x times faster inference speed on NVIDIA T4 GPU with ImageNet top-1 accuracy 83.6%.</text:p>
        </text:list-item>
        <text:list-item>
          <text:p text:style-name="P55"><text:span text:style-name="T26">Used in the winning solution of WebFace260M Track of ICCV21-MFR</text:span>, 1.2% improvement over manually designed networks.</text:p>
        </text:list-item>
      </text:list>
      <text:p text:style-name="P9"/>
      <table:table table:name="Table3" table:style-name="Table3">
        <table:table-column table:style-name="Table3.A"/>
        <table:table-column table:style-name="Table3.B"/>
        <table:table-row table:style-name="Table3.1">
          <table:table-cell table:style-name="Table3.A1" office:value-type="string">
            <text:p text:style-name="P26">Deep Image Compression</text:p>
          </table:table-cell>
          <table:table-cell table:style-name="Table3.A1" office:value-type="string">
            <text:p text:style-name="P12">2019 — <text:span text:style-name="T16">2022</text:span></text:p>
          </table:table-cell>
        </table:table-row>
      </table:table>
      <text:p text:style-name="P4"/>
      <text:list xml:id="list1175271797" text:style-name="L3">
        <text:list-item>
          <text:p text:style-name="P59">Develop deep learning <text:s/><text:span text:style-name="T29">models</text:span> for better image compression</text:p>
        </text:list-item>
        <text:list-item>
          <text:p text:style-name="P59">Save 21% bit-rate over BPG</text:p>
        </text:list-item>
      </text:list>
      <text:p text:style-name="P29"/>
      <table:table table:name="Table4" table:style-name="Table4">
        <table:table-column table:style-name="Table4.A"/>
        <table:table-column table:style-name="Table4.B"/>
        <table:table-row table:style-name="Table4.1">
          <table:table-cell table:style-name="Table4.A1" office:value-type="string">
            <text:p text:style-name="P26">Deep Models for Low Power Devices</text:p>
          </table:table-cell>
          <table:table-cell table:style-name="Table4.A1" office:value-type="string">
            <text:p text:style-name="P12">2019 — 2020</text:p>
          </table:table-cell>
        </table:table-row>
      </table:table>
      <text:p text:style-name="P4"/>
      <text:list xml:id="list1262606827" text:style-name="WWNum70">
        <text:list-item>
          <text:p text:style-name="P32">Develop and optimize deep neural networks for low power devices <text:span text:style-name="T29">(cell-phone, ARM)</text:span></text:p>
        </text:list-item>
        <text:list-item>
          <text:p text:style-name="P37">Used in the winning solution of LPIRC-2019 Competition</text:p>
        </text:list-item>
      </text:list>
      <text:p text:style-name="P9"/>
      <table:table table:name="Table5" table:style-name="Table5">
        <table:table-column table:style-name="Table5.A"/>
        <table:table-column table:style-name="Table5.B"/>
        <table:table-row table:style-name="Table5.1">
          <table:table-cell table:style-name="Table5.A1" office:value-type="string">
            <text:p text:style-name="P26">Real-time High-Precision GPS Grid System</text:p>
          </table:table-cell>
          <table:table-cell table:style-name="Table5.A1" office:value-type="string">
            <text:p text:style-name="P12">2018 — 2019</text:p>
          </table:table-cell>
        </table:table-row>
      </table:table>
      <text:p text:style-name="P4"/>
      <text:list xml:id="list2132642057" text:style-name="WWNum59">
        <text:list-item>
          <text:p text:style-name="P40">Improve GPS precision to 1 centimeter in real-time (1 query per second)</text:p>
        </text:list-item>
        <text:list-item>
          <text:p text:style-name="P40">Positioning successful rate 99.5 % over-all in good weather, 80%-90% for single query.</text:p>
        </text:list-item>
      </text:list>
      <text:p text:style-name="P9"/>
      <table:table table:name="Table6" table:style-name="Table6">
        <table:table-column table:style-name="Table6.A"/>
        <table:table-column table:style-name="Table6.B"/>
        <table:table-row table:style-name="Table6.1">
          <table:table-cell table:style-name="Table6.A1" office:value-type="string">
            <text:p text:style-name="P26">Early Clinical Diagnosis of Alzheimer's Disease and Major Depressive Disorder</text:p>
          </table:table-cell>
          <table:table-cell table:style-name="Table6.A1" office:value-type="string">
            <text:p text:style-name="P12">2015 — 2018</text:p>
          </table:table-cell>
        </table:table-row>
      </table:table>
      <text:p text:style-name="P3"/>
      <text:list xml:id="list2205894306" text:style-name="WWNum67">
        <text:list-item>
          <text:p text:style-name="P33">Use large-scale data and machine learning techniques to assist clinical diagnosis of Alzheimer's Disease</text:p>
        </text:list-item>
        <text:list-item>
          <text:p text:style-name="P38">Able to predict Alzheimer's Disease development in four years</text:p>
        </text:list-item>
        <text:list-item>
          <text:p text:style-name="P60"><text:span text:style-name="T1">Cooperation project with </text:span><text:span text:style-name="T3">Janssen Research &amp; Development, LCC <text:s/></text:span><text:span text:style-name="T4">Michigan Alzheimer's Disease Center</text:span></text:p>
        </text:list-item>
      </text:list>
      <text:p text:style-name="P5"/>
      <table:table table:name="Table7" table:style-name="Table7">
        <table:table-column table:style-name="Table7.A"/>
        <table:table-column table:style-name="Table7.B"/>
        <table:table-row table:style-name="Table7.1">
          <table:table-cell table:style-name="Table7.A1" office:value-type="string">
            <text:p text:style-name="P27">Automated Low-Level Analysis and Description of Diverse Intelligence Video (ALADDIN)</text:p>
          </table:table-cell>
          <table:table-cell table:style-name="Table7.A1" office:value-type="string">
            <text:p text:style-name="P12">2014 — 2015</text:p>
          </table:table-cell>
        </table:table-row>
      </table:table>
      <text:p text:style-name="P9"/>
      <text:list xml:id="list780221000" text:style-name="WWNum64">
        <text:list-item>
          <text:p text:style-name="P34">Develop a large-scale content-based video retrieval system</text:p>
        </text:list-item>
        <text:list-item>
          <text:p text:style-name="P39">Ranked top-1 in 6 out of 8 tasks in MED 2014.</text:p>
        </text:list-item>
        <text:list-item>
          <text:p text:style-name="P41">Sponsored by Informedia@CMU.</text:p>
        </text:list-item>
      </text:list>
      <text:p text:style-name="P4"/>
      <text:p text:style-name="P19">Work Experience</text:p>
      <text:p text:style-name="P4"/>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7">2018 — Present</text:p>
          </table:table-cell>
          <table:table-cell table:style-name="Table8.A1" office:value-type="string">
            <text:p text:style-name="P14">Staff Algorithm Engineer</text:p>
          </table:table-cell>
          <table:table-cell table:style-name="Table8.A1" office:value-type="string">
            <text:p text:style-name="P14">DAMO Academy of Alibaba Group (U.S.)</text:p>
          </table:table-cell>
        </table:table-row>
        <table:table-row table:style-name="Table8.1">
          <table:table-cell table:style-name="Table8.A1" office:value-type="string">
            <text:p text:style-name="P7"/>
          </table:table-cell>
          <table:table-cell table:style-name="Table8.A1" office:value-type="string">
            <text:p text:style-name="P7"/>
          </table:table-cell>
          <table:table-cell table:style-name="Table8.A1" office:value-type="string">
            <text:list xml:id="list120394667" text:style-name="WWNum73">
              <text:list-item>
                <text:p text:style-name="P45">Leading a small group of research engineers</text:p>
              </text:list-item>
              <text:list-item>
                <text:p text:style-name="P45"><text:soft-page-break/>Efficient deep architecture design</text:p>
              </text:list-item>
              <text:list-item>
                <text:p text:style-name="P45">Neural Architecture Search</text:p>
              </text:list-item>
              <text:list-item>
                <text:p text:style-name="P45"><text:span text:style-name="T17">8</text:span> top conference papers</text:p>
              </text:list-item>
            </text:list>
            <text:p text:style-name="P13"/>
          </table:table-cell>
        </table:table-row>
        <table:table-row table:style-name="Table8.1">
          <table:table-cell table:style-name="Table8.A1" office:value-type="string">
            <text:p text:style-name="P13">2015 — 2018</text:p>
          </table:table-cell>
          <table:table-cell table:style-name="Table8.A1" office:value-type="string">
            <text:p text:style-name="P13">Research Investigator</text:p>
          </table:table-cell>
          <table:table-cell table:style-name="Table8.A1" office:value-type="string">
            <text:p text:style-name="P14">Department of Computational Medicine and Bioinformatics</text:p>
            <text:p text:style-name="P14">University of Michigan Medical School</text:p>
            <text:p text:style-name="P14">Ann Arbor, Michigan 48109, United States.</text:p>
          </table:table-cell>
        </table:table-row>
        <table:table-row table:style-name="Table8.1">
          <table:table-cell table:style-name="Table8.A1" office:value-type="string">
            <text:p text:style-name="P7"/>
          </table:table-cell>
          <table:table-cell table:style-name="Table8.A1" office:value-type="string">
            <text:p text:style-name="P7"/>
          </table:table-cell>
          <table:table-cell table:style-name="Table8.A1" office:value-type="string">
            <text:list xml:id="list1998688905" text:style-name="WWNum74">
              <text:list-item>
                <text:p text:style-name="P35">Early diagnosis of Major Depressive Disorder and Alzheimer's disease</text:p>
              </text:list-item>
              <text:list-item>
                <text:p text:style-name="P35">Theoretical guarantees for the second order linear models</text:p>
              </text:list-item>
              <text:list-item>
                <text:p text:style-name="P35">2 top-<text:span text:style-name="T17">tier</text:span> conference papers <text:span text:style-name="T17">in statistical machine learning</text:span></text:p>
              </text:list-item>
              <text:list-item>
                <text:p text:style-name="P61"><text:span text:style-name="T3">Cooperation with Janssen Research &amp; Development, LCC and </text:span><text:span text:style-name="T4">Michigan Alzheimer's Disease Center</text:span></text:p>
              </text:list-item>
              <text:list-item>
                <text:p text:style-name="P62"><text:span text:style-name="T5">Mentor</text:span><text:span text:style-name="T4">: Jieping Ye</text:span></text:p>
              </text:list-item>
            </text:list>
            <text:p text:style-name="P8"/>
          </table:table-cell>
        </table:table-row>
        <table:table-row table:style-name="Table8.1">
          <table:table-cell table:style-name="Table8.A1" office:value-type="string">
            <text:p text:style-name="P8">2014 — 2015</text:p>
          </table:table-cell>
          <table:table-cell table:style-name="Table8.A1" office:value-type="string">
            <text:p text:style-name="P8">Postdoctoral Research Fellow</text:p>
          </table:table-cell>
          <table:table-cell table:style-name="Table8.A1" office:value-type="string">
            <text:p text:style-name="P14">School of Computer Science</text:p>
            <text:p text:style-name="P14">Carnegie Mellon University</text:p>
            <text:p text:style-name="P14">Pittsburgh, PA 15213, United States.</text:p>
          </table:table-cell>
        </table:table-row>
        <table:table-row table:style-name="Table8.1">
          <table:table-cell table:style-name="Table8.A1" office:value-type="string">
            <text:p text:style-name="P7"/>
          </table:table-cell>
          <table:table-cell table:style-name="Table8.A1" office:value-type="string">
            <text:p text:style-name="P7"/>
          </table:table-cell>
          <table:table-cell table:style-name="Table8.A1" office:value-type="string">
            <text:list xml:id="list4174737121" text:style-name="WWNum75">
              <text:list-item>
                <text:p text:style-name="P36">Adviser: Alexander G. Hauptmann.</text:p>
              </text:list-item>
              <text:list-item>
                <text:p text:style-name="P36">Major developer of the ALADDIN project</text:p>
              </text:list-item>
              <text:list-item>
                <text:p text:style-name="P36">Video retrieval and feature fusion</text:p>
              </text:list-item>
              <text:list-item>
                <text:p text:style-name="P36">3 top conference papers with 600+ citation in total</text:p>
              </text:list-item>
            </text:list>
            <text:p text:style-name="P8"/>
          </table:table-cell>
        </table:table-row>
        <table:table-row table:style-name="Table8.1">
          <table:table-cell table:style-name="Table8.A1" office:value-type="string">
            <text:p text:style-name="P8">2013 — 2014</text:p>
          </table:table-cell>
          <table:table-cell table:style-name="Table8.A1" office:value-type="string">
            <text:p text:style-name="P8">Visiting Student</text:p>
          </table:table-cell>
          <table:table-cell table:style-name="Table8.A1" office:value-type="string">
            <text:p text:style-name="P14">School of Computer Science</text:p>
            <text:p text:style-name="P14">Carnegie Mellon University</text:p>
            <text:p text:style-name="P14">Pittsburgh, PA 15213, United States.</text:p>
            <text:list xml:id="list2608601866" text:style-name="WWNum76">
              <text:list-item>
                <text:p text:style-name="P46">Adviser: Alexander G. Hauptmann.</text:p>
              </text:list-item>
            </text:list>
            <text:p text:style-name="P8"/>
          </table:table-cell>
        </table:table-row>
        <table:table-row table:style-name="Table8.1">
          <table:table-cell table:style-name="Table8.A1" office:value-type="string">
            <text:p text:style-name="P8">2012 — 2013</text:p>
          </table:table-cell>
          <table:table-cell table:style-name="Table8.A1" office:value-type="string">
            <text:p text:style-name="P8">Visiting Student</text:p>
          </table:table-cell>
          <table:table-cell table:style-name="Table8.A1" office:value-type="string">
            <text:p text:style-name="P14">Department of Computer Science and Engineering</text:p>
            <text:p text:style-name="P14">Michigan State University</text:p>
            <text:p text:style-name="P14">East Lansing, MI 48824, United States.</text:p>
            <text:list xml:id="list2249153609" text:style-name="WWNum77">
              <text:list-item>
                <text:p text:style-name="P47">Adviser: Rong Jin.</text:p>
              </text:list-item>
            </text:list>
            <text:p text:style-name="P8"/>
          </table:table-cell>
        </table:table-row>
      </table:table>
      <text:p text:style-name="P4"/>
      <text:p text:style-name="P4"/>
      <text:p text:style-name="P18">Education</text:p>
      <text:p text:style-name="P18"/>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2008 — 2014</text:p>
          </table:table-cell>
          <table:table-cell table:style-name="Table9.A1" office:value-type="string">
            <text:p text:style-name="P14">Ph.D.</text:p>
          </table:table-cell>
          <table:table-cell table:style-name="Table9.A1" office:value-type="string">
            <text:p text:style-name="P14">Department of Automation</text:p>
            <text:p text:style-name="P14">Tsinghua University</text:p>
            <text:p text:style-name="P14"><text:soft-page-break/>Beijing 100084, China.</text:p>
            <text:list xml:id="list1751853459" text:style-name="WWNum27">
              <text:list-item>
                <text:p text:style-name="P48">Adviser: Changshui Zhang</text:p>
              </text:list-item>
            </text:list>
            <text:p text:style-name="P13"/>
          </table:table-cell>
        </table:table-row>
        <table:table-row table:style-name="Table9.1">
          <table:table-cell table:style-name="Table9.A1" office:value-type="string">
            <text:p text:style-name="P14">2004 — 2008</text:p>
          </table:table-cell>
          <table:table-cell table:style-name="Table9.A1" office:value-type="string">
            <text:p text:style-name="P14">Bachelor</text:p>
          </table:table-cell>
          <table:table-cell table:style-name="Table9.A1" office:value-type="string">
            <text:p text:style-name="P14">Department of Automation</text:p>
            <text:p text:style-name="P14">Tsinghua University</text:p>
            <text:p text:style-name="P14">Beijing 100084, China.</text:p>
            <text:p text:style-name="P14"/>
          </table:table-cell>
        </table:table-row>
      </table:table>
      <text:p text:style-name="P21"/>
      <text:p text:style-name="P21">Peer-Review Service</text:p>
      <text:p text:style-name="P21"/>
      <text:list xml:id="list4075870165" text:style-name="WWNum2">
        <text:list-item>
          <text:p text:style-name="P42">Reviewer of AAAI, IJCAI, ICML, NIPS, ICLR, CVPR, ICCV etc.</text:p>
        </text:list-item>
        <text:list-item>
          <text:p text:style-name="P42">Reviewer of Journals: </text:p>
          <text:list>
            <text:list-item>
              <text:p text:style-name="P42">IEEE Transactions on Pattern Analysis and Machine Intelligence</text:p>
            </text:list-item>
            <text:list-item>
              <text:p text:style-name="P42">ACM Transactions on Knowledge Discovery from Data</text:p>
            </text:list-item>
            <text:list-item>
              <text:p text:style-name="P42">Pattern Recognition</text:p>
            </text:list-item>
            <text:list-item>
              <text:p text:style-name="P42">Neurocomputing</text:p>
            </text:list-item>
            <text:list-item>
              <text:p text:style-name="P42">Computer Vision and Image Understanding.</text:p>
            </text:list-item>
            <text:list-item>
              <text:p text:style-name="P42">Data Mining and Knowledge Discovery</text:p>
            </text:list-item>
          </text:list>
        </text:list-item>
      </text:list>
      <text:p text:style-name="P21"/>
      <text:p text:style-name="P18">Impact</text:p>
      <text:p text:style-name="P6"/>
      <text:p text:style-name="P6">Google citation <text:span text:style-name="T15">1034</text:span>, h-index 13, <text:s/>i10-index 16</text:p>
      <text:p text:style-name="P6"/>
      <text:p text:style-name="P18">Selected Publications &amp; Pre-prints</text:p>
      <text:p text:style-name="P6"/>
      <text:list xml:id="list417433932" text:style-name="WWNum87">
        <text:list-item>
          <text:p text:style-name="P63"><text:span text:style-name="T4">Ming Lin, Pichao Wang, Zhenhong Sun, Hesen Chen, Xiuyu Sun, Qi Qian, Hao Li, Rong Jin. </text:span><text:span text:style-name="T6">Zen-NAS: A Zero-Shot NAS for High-Performance Deep Image Recognition</text:span><text:span text:style-name="T4">. In Proceedings of the IEEE/CVF International Conference on Computer Vision (ICCV), 2021.</text:span></text:p>
        </text:list-item>
        <text:list-item>
          <text:p text:style-name="P63"><text:span text:style-name="T4">Zhenhong Sun, Ming Lin, Xiuyu Sun, Zhiyu Tan, Rong Jin. </text:span><text:span text:style-name="T6">ZenDet: Revisiting Efficient Object Detection Backbones from Zero-Shot Neural Architecture Search</text:span><text:span text:style-name="T4">. arXiv 2021.</text:span></text:p>
        </text:list-item>
        <text:list-item>
          <text:p text:style-name="P63"><text:span text:style-name="T4">Zhenzhong Lan, Ming Lin, Xuanchong Li, Alexander G. Hauptmann, Bhiksha Raj. </text:span><text:span text:style-name="T6">Beyond Gaussian Pyramid: Multi-skip Feature Stacking for Action Recognition</text:span><text:span text:style-name="T4">. IEEE Conference on Computer Vision and Pattern Recognition (CVPR), Pages 204-212, 2015.</text:span></text:p>
        </text:list-item>
      </text:list>
      <text:p text:style-name="P21"/>
      <text:p text:style-name="P21">Bibliography</text:p>
      <text:p text:style-name="P21"/>
      <text:p text:style-name="P23">Peer-Reviewed Conferences</text:p>
      <text:p text:style-name="P22"/>
      <text:list xml:id="list3040200501" text:style-name="WWNum3">
        <text:list-item>
          <text:p text:style-name="P43">Yichen Qian, Xiuyu Sun, Ming Lin, Zhiyu Tan, Rong Jin. Entroformer: A Transformer-based Entropy Model for Learned Image Compression. <text:s/>In Proceedings of the International Conference on Learning Representations (ICLR), 2022.</text:p>
        </text:list-item>
        <text:list-item>
          <text:p text:style-name="P44"><text:soft-page-break/>Yaohua Wang, Yaobin Zhang, Fangyi Zhang, Senzhang Wang, Ming Lin, YuQi Zhang, Xiuyu Sun. Ada-NETS: Face Clustering via Adaptive Neighbour Discovery in the Structure Space. In Proceedings of the International Conference on Learning Representations (ICLR), 2022.</text:p>
        </text:list-item>
        <text:list-item>
          <text:p text:style-name="P44">Yiqi Jiang, Zhiyu Tan, Junyan Wang, Xiuyu Sun, Ming Lin, Hao Li. GiraffeDet: A Heavy-Neck Paradigm for Object Detection. In Proceedings of the International Conference on Learning Representations (ICLR), 2022.</text:p>
        </text:list-item>
        <text:list-item>
          <text:p text:style-name="P43">Ming Lin, Pichao Wang, Zhenhong Sun, Hesen Chen, Xiuyu Sun, Qi Qian, Hao Li, Rong Jin. Zen-NAS: A Zero-Shot NAS for High-Performance Deep Image Recognition. In Proceedings of the IEEE/CVF International Conference on Computer Vision (ICCV), 2021.</text:p>
        </text:list-item>
        <text:list-item>
          <text:p text:style-name="P43">Yichen Qian, Zhiyu Tan, Xiuyu Sun, Ming Lin, Dongyang Li, Zhenhong Sun, Li Hao, Rong Jin. Learning Accurate Entropy Model with Global Reference for Image Compression. In Proceedings of the International Conference on Learning Representations (ICLR), 2021.</text:p>
        </text:list-item>
        <text:list-item>
          <text:p text:style-name="P43">Hesen Chen, Ming Lin, Xiuyu Sun, Qian Qi, Hao Li, Rong Jin. MuffNet: Multi-Layer Feature Federation for Mobile Deep Learning. In Proceedings of the IEEE/CVF International Conference on Computer Vision (ICCV workshop), 2019.</text:p>
        </text:list-item>
        <text:list-item>
          <text:p text:style-name="P43">Ming Lin, Xiaomin Song, Qi Qian, Hao Li, Liang Sun, Shenghuo Zhu, Rong Jin. Robust Gaussian Process Regression for Real-Time High Precision GPS Signal Enhancement. In Proceedings of the 25TH ACM SIGKDD CONFERENCE ON KNOWLEDGE DISCOVERY AND DATA MINING (SIGKDD), 2019.</text:p>
        </text:list-item>
        <text:list-item>
          <text:p text:style-name="P43">Ming Lin, Shuang Qiu, Jieping Ye, Xiaomin Song, Qi Qian, Liang Sun, Shenghuo Zhu, Rong Jin. Which Factorization Machine Modeling is Better: A Theoretical Answer with Optimal Guarantee. The Thirty-Third AAAI Conference on Artificial Intelligence (AAAI), 2019.</text:p>
        </text:list-item>
        <text:list-item>
          <text:p text:style-name="P43">Tieliang Gong, Guangtao Wang, Jieping Ye, Zongben Xu, Ming Lin. Margin Based PU Learning. In Proceedings of the 32nd AAAI Conference on Artificial Intelligence (AAAI), 2018.</text:p>
        </text:list-item>
        <text:list-item>
          <text:p text:style-name="P43">Xiang Li, Aoxiao Zhong, Ming Lin, Ning Guo, Mu Sun, Arkadiusz Sitek, Jieping Ye, James Thrall, Quanzheng Li. Self-paced Convolutional Neural Network for Computer Aided Detection in Medical Imaging Analysis. In Proceedings of the 8th International Workshop on Machine Learning in Medical Imaging (MLMI), 2017.</text:p>
        </text:list-item>
        <text:list-item>
          <text:p text:style-name="P43">Zhenzhong Lan, Shoou-I Yu, Dezhong Yao, Ming Lin, Bhiksha Raj ; Alexander Hauptmann. The Best of BothWorlds: Combining Data-Independent and Data-Driven Approaches for Action Recognition. IEEE Conference on Computer Vision and Pattern Recognition Workshops (CVPRW). Pages 1196-1205, 2016.</text:p>
        </text:list-item>
        <text:list-item>
          <text:p text:style-name="P43">Ming Lin, Jieping Ye. A Non-convex One-Pass Framework for Generalized Factorization Machine and Rank-One Matrix Sensing. In Proceedings of the 30th Annual Conference on Neural Information Processing Systems (NIPS), Pages 1633-1641, 2016.</text:p>
        </text:list-item>
        <text:list-item>
          <text:p text:style-name="P43">Chuang Gang, Ming Lin, Yi Yang, Gerard de Melo, Alexander G. Hauptmann. Concepts Not Alone: Exploring Pairwise Relationships for Zero-Shot Video Activity Recognition. <text:s/>In Proceedings of the 30th AAAI Conference on Artificial Intelligence (AAAI), Pages 3487-3493, 2016.</text:p>
        </text:list-item>
        <text:list-item>
          <text:p text:style-name="P43">Chuang Gang, Ming Lin, Yi Yang, Alexander G. Hauptmann. Exploring Semantic Inter-Class Relationships (SIR) for Zero-Shot Action Recognition. In Proceedings of the 29th AAAI Conference on Artificial Intelligence (AAAI), Pages 3769-3775, 2015</text:p>
        </text:list-item>
        <text:list-item>
          <text:p text:style-name="P43">Zhenzhong Lan, Ming Lin, Xuanchong Li, Alexander G. Hauptmann, Bhiksha Raj. Beyond Gaussian Pyramid: Multi-skip Feature Stacking for Action Recognition. IEEE Conference on Computer Vision and Pattern Recognition (CVPR), Pages 204-212, 2015.</text:p>
        </text:list-item>
        <text:list-item>
          <text:p text:style-name="P43"><text:soft-page-break/>Ming Lin, Zhenzhong Lan, Alexander G. Hauptmann. Density Corrected Sparse Recovery when R.I.P. Condition is Broken. In Proceedings of the 24th International Joint Conference on Artificial Intelligence (IJCAI), Pages 3664-3670, 2015.</text:p>
        </text:list-item>
        <text:list-item>
          <text:p text:style-name="P43">Shoou-I Yu, Lu Jiang, Zexi Mao, Xiaojun Chang, Xingzhong Du, Chuang Gan, Zhenzhong Lan, Zhongwen Xu, Xuanchong Li, Yang Cai, Anurag Kumar, Yajie Miao, Lara Martin, Nikolas Wolfe, Shicheng Xu, Huan Li, Ming Lin, Zhigang Ma, Yi Yang, Deyu Meng, Shiguang Shan, Pinar Duygulu Sahin, Susanne Burger, Florian Metze, Rita Singh, Bhiksha Raj, Teruko Mitamura, Richard Stern, Alexander Hauptmann. Informedia@ TRECVID 2014 MED and MER. NIST TRECVID Video Retrieval Evaluation Workshop, 2014.</text:p>
        </text:list-item>
        <text:list-item>
          <text:p text:style-name="P43">Ming Lin, Rong Jin, Changshui Zhang. Efficient Sparse Recovery via Adaptive Non-Convex Regularizers with Oracle Property. In Proceedings of the 30th Conference on Uncertainty in Artificial Intelligenre (UAI), Pages 505-514, 2014.</text:p>
        </text:list-item>
        <text:list-item>
          <text:p text:style-name="P43">Lijun Zhang, Jinfeng Yi, Ming Lin, Xiaofei He. Online Kernel Learning with a Near Optimal Sparsity Bound. In Proceedings of the 30th International Conference on Machine Learning (ICML), Pages 621 – 629, 2013.</text:p>
        </text:list-item>
      </text:list>
      <text:p text:style-name="P2"/>
      <text:p text:style-name="P23">Peer-Reviewed Journals</text:p>
      <text:p text:style-name="P23"/>
      <text:list xml:id="list754865594" text:style-name="WWNum86">
        <text:list-item>
          <text:p text:style-name="P49">Jian Liang, Kun Chen, Ming Lin, Changshui Zhang, Fei Wang. Robust Finite Mixture Regression for Heterogeneous Targets. Data Mining and Knowledge Discovery, Volume 32, Issue 6, pp 1509–1560, November 2018.</text:p>
        </text:list-item>
        <text:list-item>
          <text:p text:style-name="P49">Ming Lin, Pinghua Gong, Tao Yang, Jieping Ye, Roger L. Albin, Hiroko H. Dodge. Big Data Analytical Approaches to the NACC Dataset: Aiding Preclinical Trial Enrichment, Volume 32, Issue1, Pages 18-27, January-March 2018.</text:p>
        </text:list-item>
        <text:list-item>
          <text:p text:style-name="P49">Daqing Chang, Ming Lin, Changshui Zhang. On the generalization ability of online gradient descent algorithm under the quadratic growth condition. To appear in TNNLS 2018.</text:p>
        </text:list-item>
        <text:list-item>
          <text:p text:style-name="P49">Ming Lin, Vaibhav Narayan, Wayne C. Drevets, Jieping Ye, Qingqin Li. Application of Growth Mixture Modeling in Antidepressant Treatment Response Studies. Biological Psychiatry, Volume 81, Issue 10, Supplement, Page S224, May 2017. </text:p>
        </text:list-item>
        <text:list-item>
          <text:p text:style-name="P49">Xiaojun Chang, Zhigang Ma, Ming Lin, Yi Yang, Alexander G. Hauptmann. Feature Interaction Augmented Sparse Learning for Fast Kinect Motion Detection. IEEE Transactions on Image Processing, Volume 26, Issue 8, Pages 3911-3920. 2017. </text:p>
        </text:list-item>
        <text:list-item>
          <text:p text:style-name="P49">Shoou-I Yu, Yi Yang, Zhongwen Xu, Shicheng Xu, Deyu Meng, Zexi Mao, Zhigang Ma, Ming Lin, Xuanchong Li, Huan Li, Zhenzhong Lan, Lu Jiang, Alexander G. Hauptmann, Chuang Gan, Xingzhong Du, Xiaojun Chang. Strategies for Searching Video Content with Text Queries or Video Examples (Invited Paper). ITE Transactions on Media Technology and Applications 4.3, Pages 227-238, 2016</text:p>
        </text:list-item>
        <text:list-item>
          <text:p text:style-name="P49">Ming Lin, Lijun Zhang, Rong Jin, Shifeng Weng, Changshui Zhang. <text:s/>Online Kernel Learning with Nearly Constant Support Vectors. Neurocomputing. Volume 179, Pages 26-36, 2016.</text:p>
        </text:list-item>
        <text:list-item>
          <text:p text:style-name="P49">Zhen Hu, Ming Lin, Changshui Zhang. Dependent Online Kernel Learning with Constant Number of Random Fourier Features. IEEE Transactions on Neural Networks and Learning Systems (TNNLS), Volume 26, Issue 10, Pages 2464-2476, 2015.</text:p>
        </text:list-item>
        <text:list-item>
          <text:p text:style-name="P49">Zheng Pan, Ming Lin, Guangdong Hou, Changshui Zhang. Damping proximal coordinate descent algorithm for non-convex regularization. Neurocomputing, vol 152, Pages 151-163, 2015. </text:p>
        </text:list-item>
        <text:list-item>
          <text:p text:style-name="P49"><text:soft-page-break/>Ming Lin, Fei Wang, Changshui Zhang. <text:s/>Large-Scale Eigenvector Approximation via Hilbert Space Embedding Nystrom. <text:s/>Pattern Recognition (PR), 48(5), Pages 1904-1912, 2015. </text:p>
        </text:list-item>
        <text:list-item>
          <text:p text:style-name="P49">Ming Lin, Shifeng Weng, Changshui Zhang. On the Sample Complexity of Random Fourier Features for Online Learning. ACM Transactions on Knowledge Discovery from Data (TKDD), Volume 8 Issue 3, Pages 13:1--13:19, June 2014.</text:p>
        </text:list-item>
        <text:list-item>
          <text:p text:style-name="P49">Shizhun Yang, Ming Lin, Chenping Hou, Changshui Zhang, Yi Wu. A General Framework for Transfer Sparse Subspace Learning. Neural Computing and Applications. Volume 21, Number 7, Pages 1801-1817, August 2012.</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arial, sans-serif"/>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Arial2" style:font-size-asian="11pt" style:language-asian="zh" style:country-asian="CN" style:font-name-complex="Times New Roman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Arial2" style:font-size-asian="11pt" style:language-asian="zh" style:country-asian="CN" style:font-name-complex="Times New Roman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style:writing-mode="lr-tb"/>
      <style:text-properties style:use-window-font-color="true" loext:opacity="0%"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zh" style:country-asian="CN" style:font-name-complex="Calibri1" style:font-family-complex="Calibri"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Lucida Sans1"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table_20_of_20_figures" style:display-name="table of figures" style:family="paragraph" style:parent-style-name="Standard">
      <style:paragraph-properties fo:margin-top="0cm" fo:margin-bottom="0cm" style:contextual-spacing="false"/>
    </style:style>
    <style:style style:name="Heading_20_1" style:display-name="Heading 1" style:family="paragraph" style:parent-style-name="Standard" style:default-outline-level="1" style:list-style-name="" style:class="text">
      <style:paragraph-properties fo:margin-top="0.423cm" fo:margin-bottom="0.106cm" style:contextual-spacing="false" fo:keep-with-next="always"/>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default-outline-level="2" style:list-style-name=""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Arial2" style:font-family-asian="Arial"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name-asian="Arial2" style:font-family-asian="Arial"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 style:class="text">
      <style:paragraph-properties fo:margin-top="0.423cm" fo:margin-bottom="0.106cm" style:contextual-spacing="false"/>
    </style:style>
    <style:style style:name="Heading_20_8" style:display-name="Heading 8" style:family="paragraph" style:parent-style-name="Standard" style:default-outline-level="8" style:list-style-name=""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 style:class="text">
      <style:paragraph-properties fo:margin-top="0.423cm" fo:margin-bottom="0.106cm" style:contextual-spacing="false"/>
      <style:text-properties style:font-name="Cambria" fo:font-family="Cambria" style:font-family-generic="roman" style:font-pitch="variable" fo:font-size="11pt" style:font-name-asian="Arial2" style:font-family-asian="Arial" style:font-family-generic-asian="system" style:font-pitch-asian="variable" style:font-size-asian="11pt" style:font-size-complex="11pt"/>
    </style:style>
    <style:style style:name="标题样式" style:family="paragraph" style:parent-style-name="Standard">
      <style:paragraph-properties fo:margin-top="0.423cm" fo:margin-bottom="0.212cm" style:contextual-spacing="false" fo:keep-with-next="always"/>
      <style:text-properties style:font-name="Liberation Sans" fo:font-family="'Liberation Sans'" style:font-family-generic="roman" style:font-pitch="variable" fo:font-size="14pt" style:font-name-asian="微软雅黑" style:font-family-asian="微软雅黑" style:font-family-generic-asian="system" style:font-pitch-asian="variable" style:font-size-asian="14pt" style:font-name-complex="Lucida Sans1" style:font-family-complex="'Lucida Sans'" style:font-family-generic-complex="system" style:font-pitch-complex="variable" style:font-size-complex="14pt"/>
    </style:style>
    <style:style style:name="索引" style:family="paragraph" style:parent-style-name="Standard">
      <style:paragraph-properties text:number-lines="false" text:line-number="0"/>
      <style:text-properties style:font-name-complex="Lucida Sans1" style:font-family-complex="'Lucida Sans'" style:font-family-generic-complex="system" style:font-pitch-complex="variable"/>
    </style:style>
    <style:style style:name="Title" style:family="paragraph" style:parent-style-name="Standard" style:default-outline-level="1" style:list-style-name="" style:class="chapter">
      <style:paragraph-properties fo:margin-top="0.423cm" fo:margin-bottom="0.106cm" style:contextual-spacing="false" fo:text-align="center" style:justify-single-word="false"/>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Subtitle" style:family="paragraph" style:parent-style-name="Standard" style:default-outline-level="2" style:list-style-name="" style:class="chapter">
      <style:paragraph-properties fo:margin-top="0cm" fo:margin-bottom="0.106cm" style:contextual-spacing="false" fo:text-align="center" style:justify-single-word="false"/>
      <style:text-properties style:font-name="Cambria" fo:font-family="Cambria" style:font-family-generic="roman" style:font-pitch="variable" style:font-name-asian="Arial2" style:font-family-asian="Arial" style:font-family-generic-asian="system" style:font-pitch-asian="variable"/>
    </style:style>
    <style:style style:name="No_20_Spacing" style:display-name="No Spacing" style:family="paragraph" style:parent-style-name="Standard">
      <style:text-properties fo:font-size="16pt" style:font-size-asian="16pt" style:font-size-complex="16pt"/>
    </style:style>
    <style:style style:name="List_20_Paragraph" style:display-name="List Paragraph" style:family="paragraph" style:parent-style-name="Standard" style:list-style-name="WWNum27" style:list-level="1">
      <style:paragraph-properties fo:margin-left="1.27cm" fo:margin-right="0cm" fo:margin-top="0cm" fo:margin-bottom="0cm" style:contextual-spacing="true" fo:line-height="115%" fo:text-indent="0cm" style:auto-text-indent="false"/>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Quote" style:family="paragraph" style:parent-style-name="Standard">
      <style:text-properties fo:font-style="italic" style:font-style-asian="italic"/>
    </style:style>
    <style:style style:name="Intense_20_Quote" style:display-name="Intense Quote" style:family="paragraph" style:parent-style-name="Standard">
      <style:paragraph-properties fo:margin-left="1.27cm" fo:margin-right="1.27cm" fo:text-indent="0cm" style:auto-text-indent="false"/>
      <style:text-properties fo:font-size="11pt" fo:font-style="italic" fo:font-weight="bold" style:font-size-asian="11pt" style:font-style-asian="italic" style:font-weight-asian="bold"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class="index"/>
    <style:style style:name="Date" style:family="paragraph" style:parent-style-name="Standard"/>
    <style:style style:name="Header_20_and_20_Footer" style:display-name="Header and Footer" style:family="paragraph" style:parent-style-name="Standard" style:class="extra"/>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74pt solid #00000a">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text-properties fo:font-size="9pt" style:font-size-asian="9pt"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Arial2" style:font-family-asian="Arial" style:font-family-generic-asian="system" style:font-pitch-asian="variable"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Arial2" style:font-family-asian="Arial" style:font-family-generic-asian="system" style:font-pitch-asian="variable" style:font-size-asian="13pt" style:font-weight-asian="bold"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style:font-name-asian="Arial2" style:font-family-asian="Arial" style:font-family-generic-asian="system" style:font-pitch-asian="variable"/>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Subtitle_20_Char" style:display-name="Subtitle Char" style:family="text" style:parent-style-name="Default_20_Paragraph_20_Font">
      <style:text-properties style:font-name="Cambria" fo:font-family="Cambria" style:font-family-generic="roman" style:font-pitch="variable" fo:font-size="12pt" style:font-name-asian="Arial2" style:font-family-asian="Arial" style:font-family-generic-asian="system" style:font-pitch-asian="variable" style:font-size-asian="12pt" style:font-size-complex="12pt"/>
    </style:style>
    <style:style style:name="Strong" style:family="text" style:parent-style-name="Default_20_Paragraph_20_Font">
      <style:text-properties fo:font-weight="bold" style:font-weight-asian="bold" style:font-weight-complex="bold"/>
    </style:style>
    <style:style style:name="强调" style:family="text" style:parent-style-name="Default_20_Paragraph_20_Font">
      <style:text-properties style:font-name="Calibri" fo:font-family="Calibri" style:font-family-generic="roman" style:font-pitch="variable" fo:font-style="italic" fo:font-weight="bold" style:font-style-asian="italic" style:font-weight-asian="bold" style:font-style-complex="italic"/>
    </style:style>
    <style:style style:name="Quote_20_Char" style:display-name="Quote Char" style:family="text" style:parent-style-name="Default_20_Paragraph_20_Font">
      <style:text-properties fo:font-size="12pt" fo:font-style="italic" style:font-size-asian="12pt" style:font-style-asian="italic" style:font-size-complex="12pt"/>
    </style:style>
    <style:style style:name="Intense_20_Quote_20_Char" style:display-name="Intense Quote Char" style:family="text" style:parent-style-name="Default_20_Paragraph_20_Font">
      <style:text-properties fo:font-size="12pt" fo:font-style="italic" fo:font-weight="bold" style:font-size-asian="12pt" style:font-style-asian="italic" style:font-weight-asian="bold"/>
    </style:style>
    <style:style style:name="Subtle_20_Emphasis" style:display-name="Subtle Emphasis" style:family="text">
      <style:text-properties fo:color="#5a5a5a" loext:opacity="100%" fo:font-style="italic" style:font-style-asian="italic"/>
    </style:style>
    <style:style style:name="Intense_20_Emphasis" style:display-name="Intense Emphasis" style:family="text" style:parent-style-name="Default_20_Paragraph_20_Fon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Default_20_Paragraph_20_Fon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Default_20_Paragraph_20_Fon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Default_20_Paragraph_20_Font">
      <style:text-properties style:font-name="Cambria" fo:font-family="Cambria" style:font-family-generic="roman" style:font-pitch="variable" fo:font-size="12pt" fo:font-style="italic" fo:font-weight="bold" style:font-name-asian="Arial2" style:font-family-asian="Arial" style:font-family-generic-asian="system" style:font-pitch-asian="variable" style:font-size-asian="12pt" style:font-style-asian="italic" style:font-weight-asian="bold" style:font-size-complex="12pt"/>
    </style:style>
    <style:style style:name="Date_20_Char" style:display-name="Date Char" style:family="text" style:parent-style-name="Default_20_Paragraph_20_Font">
      <style:text-properties fo:font-size="12pt" style:font-size-asian="12pt" style:font-size-complex="12pt"/>
    </style:style>
    <style:style style:name="Internet_20_链接" style:display-name="Internet 链接" style:family="text" style:parent-style-name="Default_20_Paragraph_20_Font">
      <style:text-properties fo:color="#0000ff" loext:opacity="100%" style:text-underline-style="solid" style:text-underline-width="auto" style:text-underline-color="font-color"/>
    </style:style>
    <style:style style:name="Header_20_Char" style:display-name="Header Char" style:family="text" style:parent-style-name="Default_20_Paragraph_20_Font">
      <style:text-properties fo:font-size="9pt" style:font-size-asian="9pt" style:font-size-complex="9pt"/>
    </style:style>
    <style:style style:name="Footer_20_Char" style:display-name="Footer Char" style:family="text" style:parent-style-name="Default_20_Paragraph_20_Font">
      <style:text-properties fo:font-size="9pt" style:font-size-asian="9pt" style:font-size-complex="9pt"/>
    </style:style>
    <style:style style:name="ListLabel_20_1" style:display-name="ListLabel 1"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9" style:display-name="ListLabel 9"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weight="bold" style:font-weight-asian="bold"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 style:display-name="ListLabel 67" style:family="text">
      <style:text-properties style:font-name-complex="Wingdings" style:font-family-complex="Wingdings"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Wingdings" style:font-family-complex="Wingdings"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Wingdings" style:font-family-complex="Wingdings"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Wingdings" style:font-family-complex="Wingdings"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Wingdings" style:font-family-complex="Wingdings" style:font-family-generic-complex="system" style:font-pitch-complex="variable"/>
    </style:style>
    <style:style style:name="ListLabel_20_89" style:display-name="ListLabel 89" style:family="text">
      <style:text-properties style:font-name-complex="Wingdings" style:font-family-complex="Wingdings"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Wingdings" style:font-family-complex="Wingdings" style:font-family-generic-complex="system" style:font-pitch-complex="variable"/>
    </style:style>
    <style:style style:name="ListLabel_20_92" style:display-name="ListLabel 92" style:family="text">
      <style:text-properties style:font-name-complex="Wingdings" style:font-family-complex="Wingdings" style:font-family-generic-complex="system" style:font-pitch-complex="variable"/>
    </style:style>
    <style:style style:name="ListLabel_20_93" style:display-name="ListLabel 93" style:family="text">
      <style:text-properties style:font-name-complex="Courier New"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Wingdings" style:font-family-complex="Wingdings"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Wingdings" style:font-family-complex="Wingdings"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Wingdings" style:font-family-complex="Wingdings" style:font-family-generic-complex="system" style:font-pitch-complex="variable"/>
    </style:style>
    <style:style style:name="ListLabel_20_102" style:display-name="ListLabel 1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Wingdings" style:font-family-complex="Wingdings"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Wingdings" style:font-family-complex="Wingdings"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style:font-name-complex="Wingdings" style:font-family-complex="Wingdings" style:font-family-generic-complex="system" style:font-pitch-complex="variable"/>
    </style:style>
    <style:style style:name="ListLabel_20_111" style:display-name="ListLabel 111" style:family="text">
      <style:text-properties fo:font-weight="bold" style:font-weight-asian="bold" style:font-name-complex="Courier New" style:font-family-complex="'Courier New'" style:font-family-generic-complex="system" style:font-pitch-complex="variable"/>
    </style:style>
    <style:style style:name="ListLabel_20_112" style:display-name="ListLabel 112" style:family="text">
      <style:text-properties style:font-name-complex="Wingdings" style:font-family-complex="Wingdings" style:font-family-generic-complex="system" style:font-pitch-complex="variable"/>
    </style:style>
    <style:style style:name="ListLabel_20_113" style:display-name="ListLabel 113" style:family="text">
      <style:text-properties style:font-name-complex="Wingdings" style:font-family-complex="Wingdings"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Wingdings" style:font-family-complex="Wingdings" style:font-family-generic-complex="system" style:font-pitch-complex="variable"/>
    </style:style>
    <style:style style:name="ListLabel_20_116" style:display-name="ListLabel 116" style:family="text">
      <style:text-properties style:font-name-complex="Wingdings" style:font-family-complex="Wingdings"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Wingdings" style:font-family-complex="Wingdings" style:font-family-generic-complex="system" style:font-pitch-complex="variable"/>
    </style:style>
    <style:style style:name="ListLabel_20_119" style:display-name="ListLabel 119" style:family="text">
      <style:text-properties style:font-name-complex="Wingdings" style:font-family-complex="Wingdings"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text-properties style:font-name-complex="Courier New"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Wingdings" style:font-family-complex="Wingdings" style:font-family-generic-complex="system" style:font-pitch-complex="variable"/>
    </style:style>
    <style:style style:name="ListLabel_20_132" style:display-name="ListLabel 132" style:family="text">
      <style:text-properties style:font-name-complex="Wingdings" style:font-family-complex="Wingdings"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Wingdings" style:font-family-complex="Wingdings" style:font-family-generic-complex="system" style:font-pitch-complex="variable"/>
    </style:style>
    <style:style style:name="ListLabel_20_135" style:display-name="ListLabel 135" style:family="text">
      <style:text-properties style:font-name-complex="Wingdings" style:font-family-complex="Wingdings"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Wingdings" style:font-family-complex="Wingdings" style:font-family-generic-complex="system" style:font-pitch-complex="variable"/>
    </style:style>
    <style:style style:name="ListLabel_20_138" style:display-name="ListLabel 138" style:family="text">
      <style:text-properties style:font-name-complex="Courier New"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Wingdings" style:font-family-complex="Wingdings" style:font-family-generic-complex="system" style:font-pitch-complex="variable"/>
    </style:style>
    <style:style style:name="ListLabel_20_141" style:display-name="ListLabel 141" style:family="text">
      <style:text-properties style:font-name-complex="Wingdings" style:font-family-complex="Wingdings"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style:font-name-complex="Wingdings" style:font-family-complex="Wingdings" style:font-family-generic-complex="system" style:font-pitch-complex="variable"/>
    </style:style>
    <style:style style:name="ListLabel_20_144" style:display-name="ListLabel 144" style:family="text">
      <style:text-properties style:font-name-complex="Wingdings" style:font-family-complex="Wingdings" style:font-family-generic-complex="system" style:font-pitch-complex="variable"/>
    </style:style>
    <style:style style:name="ListLabel_20_145" style:display-name="ListLabel 145" style:family="text">
      <style:text-properties style:font-name-complex="Wingdings" style:font-family-complex="Wingdings" style:font-family-generic-complex="system" style:font-pitch-complex="variable"/>
    </style:style>
    <style:style style:name="ListLabel_20_146" style:display-name="ListLabel 146" style:family="text">
      <style:text-properties style:font-name-complex="Wingdings" style:font-family-complex="Wingdings" style:font-family-generic-complex="system" style:font-pitch-complex="variable"/>
    </style:style>
    <style:style style:name="ListLabel_20_147" style:display-name="ListLabel 1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48" style:display-name="ListLabel 1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49" style:display-name="ListLabel 1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0" style:display-name="ListLabel 1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51" style:display-name="ListLabel 1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2" style:display-name="ListLabel 1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3" style:display-name="ListLabel 1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54" style:display-name="ListLabel 1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5" style:display-name="ListLabel 1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6" style:display-name="ListLabel 1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7" style:display-name="ListLabel 1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8" style:display-name="ListLabel 1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9" style:display-name="ListLabel 1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0" style:display-name="ListLabel 1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1" style:display-name="ListLabel 1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2" style:display-name="ListLabel 16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3" style:display-name="ListLabel 1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4" style:display-name="ListLabel 1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5" style:display-name="ListLabel 1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6" style:display-name="ListLabel 1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7" style:display-name="ListLabel 1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8" style:display-name="ListLabel 1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9" style:display-name="ListLabel 1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0" style:display-name="ListLabel 1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1" style:display-name="ListLabel 17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72" style:display-name="ListLabel 1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3" style:display-name="ListLabel 1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4" style:display-name="ListLabel 1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5" style:display-name="ListLabel 1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6" style:display-name="ListLabel 1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7" style:display-name="ListLabel 17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78" style:display-name="ListLabel 17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9" style:display-name="ListLabel 17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0" style:display-name="ListLabel 18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81" style:display-name="ListLabel 18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2" style:display-name="ListLabel 18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3" style:display-name="ListLabel 1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4" style:display-name="ListLabel 18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5" style:display-name="ListLabel 18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6" style:display-name="ListLabel 1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87" style:display-name="ListLabel 1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8" style:display-name="ListLabel 1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9" style:display-name="ListLabel 18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0" style:display-name="ListLabel 1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1" style:display-name="ListLabel 1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2" style:display-name="ListLabel 1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3" style:display-name="ListLabel 1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4" style:display-name="ListLabel 1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5" style:display-name="ListLabel 19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6" style:display-name="ListLabel 19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7" style:display-name="ListLabel 19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8" style:display-name="ListLabel 19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9" style:display-name="ListLabel 19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0" style:display-name="ListLabel 20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1" style:display-name="ListLabel 2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2" style:display-name="ListLabel 2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3" style:display-name="ListLabel 20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4" style:display-name="ListLabel 20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05" style:display-name="ListLabel 20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6" style:display-name="ListLabel 20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7" style:display-name="ListLabel 20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08" style:display-name="ListLabel 20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9" style:display-name="ListLabel 20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0" style:display-name="ListLabel 2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1" style:display-name="ListLabel 2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2" style:display-name="ListLabel 21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3" style:display-name="ListLabel 21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14" style:display-name="ListLabel 2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5" style:display-name="ListLabel 21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6" style:display-name="ListLabel 21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17" style:display-name="ListLabel 2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8" style:display-name="ListLabel 21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9" style:display-name="ListLabel 2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0" style:display-name="ListLabel 2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1" style:display-name="ListLabel 2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2" style:display-name="ListLabel 22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23" style:display-name="ListLabel 2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4" style:display-name="ListLabel 22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5" style:display-name="ListLabel 22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26" style:display-name="ListLabel 2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7" style:display-name="ListLabel 22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8" style:display-name="ListLabel 2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9" style:display-name="ListLabel 2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0" style:display-name="ListLabel 23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1" style:display-name="ListLabel 23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2" style:display-name="ListLabel 2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3" style:display-name="ListLabel 23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4" style:display-name="ListLabel 23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5" style:display-name="ListLabel 2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6" style:display-name="ListLabel 2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7" style:display-name="ListLabel 2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8" style:display-name="ListLabel 2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9" style:display-name="ListLabel 23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0" style:display-name="ListLabel 24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1" style:display-name="ListLabel 2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2" style:display-name="ListLabel 24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3" style:display-name="ListLabel 24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4" style:display-name="ListLabel 2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5" style:display-name="ListLabel 24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6" style:display-name="ListLabel 246" style:family="text">
      <style:text-properties style:font-name="Arial" fo:font-family="Arial" style:font-family-generic="roman" style:font-pitch="variable" fo:font-size="12pt" fo:font-weight="normal"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7" style:display-name="ListLabel 2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8" style:display-name="ListLabel 24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9" style:display-name="ListLabel 24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0" style:display-name="ListLabel 25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1" style:display-name="ListLabel 25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2" style:display-name="ListLabel 25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3" style:display-name="ListLabel 25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4" style:display-name="ListLabel 25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5" style:display-name="ListLabel 2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6" style:display-name="ListLabel 2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7" style:display-name="ListLabel 25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8" style:display-name="ListLabel 25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9" style:display-name="ListLabel 25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0" style:display-name="ListLabel 26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1" style:display-name="ListLabel 26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2" style:display-name="ListLabel 2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3" style:display-name="ListLabel 26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4" style:display-name="ListLabel 2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5" style:display-name="ListLabel 2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6" style:display-name="ListLabel 26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7" style:display-name="ListLabel 26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8" style:display-name="ListLabel 26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9" style:display-name="ListLabel 26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0" style:display-name="ListLabel 27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71" style:display-name="ListLabel 2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2" style:display-name="ListLabel 27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3" style:display-name="ListLabel 2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4" style:display-name="ListLabel 2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5" style:display-name="ListLabel 27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6" style:display-name="ListLabel 27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77" style:display-name="ListLabel 27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8" style:display-name="ListLabel 27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9" style:display-name="ListLabel 27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0" style:display-name="ListLabel 2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1" style:display-name="ListLabel 28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2" style:display-name="ListLabel 2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3" style:display-name="ListLabel 2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4" style:display-name="ListLabel 28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5" style:display-name="ListLabel 28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6" style:display-name="ListLabel 28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7" style:display-name="ListLabel 28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8" style:display-name="ListLabel 28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9" style:display-name="ListLabel 2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0" style:display-name="ListLabel 29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1" style:display-name="ListLabel 2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2" style:display-name="ListLabel 2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3" style:display-name="ListLabel 29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4" style:display-name="ListLabel 29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5" style:display-name="ListLabel 2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6" style:display-name="ListLabel 29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7" style:display-name="ListLabel 29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8" style:display-name="ListLabel 2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9" style:display-name="ListLabel 29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0" style:display-name="ListLabel 3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1" style:display-name="ListLabel 3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2" style:display-name="ListLabel 30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3" style:display-name="ListLabel 30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04" style:display-name="ListLabel 3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5" style:display-name="ListLabel 30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6" style:display-name="ListLabel 30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07" style:display-name="ListLabel 3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8" style:display-name="ListLabel 30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9" style:display-name="ListLabel 3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0" style:display-name="ListLabel 3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1" style:display-name="ListLabel 31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2" style:display-name="ListLabel 31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3" style:display-name="ListLabel 3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4" style:display-name="ListLabel 31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5" style:display-name="ListLabel 31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6" style:display-name="ListLabel 3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7" style:display-name="ListLabel 31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8" style:display-name="ListLabel 3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9" style:display-name="ListLabel 3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0" style:display-name="ListLabel 32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1" style:display-name="ListLabel 32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2" style:display-name="ListLabel 3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3" style:display-name="ListLabel 32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4" style:display-name="ListLabel 32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5" style:display-name="ListLabel 3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6" style:display-name="ListLabel 32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7" style:display-name="ListLabel 3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8" style:display-name="ListLabel 3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9" style:display-name="ListLabel 32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0" style:display-name="ListLabel 3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1" style:display-name="ListLabel 33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2" style:display-name="ListLabel 33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3" style:display-name="ListLabel 33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4" style:display-name="ListLabel 33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5" style:display-name="ListLabel 33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6" style:display-name="ListLabel 3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7" style:display-name="ListLabel 3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8" style:display-name="ListLabel 33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9" style:display-name="ListLabel 33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0" style:display-name="ListLabel 34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1" style:display-name="ListLabel 34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2" style:display-name="ListLabel 34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3" style:display-name="ListLabel 3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4" style:display-name="ListLabel 34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5" style:display-name="ListLabel 3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6" style:display-name="ListLabel 34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7" style:display-name="ListLabel 34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8" style:display-name="ListLabel 3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9" style:display-name="ListLabel 34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0" style:display-name="ListLabel 35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1" style:display-name="ListLabel 35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2" style:display-name="ListLabel 35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3" style:display-name="ListLabel 35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4" style:display-name="ListLabel 3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5" style:display-name="ListLabel 3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6" style:display-name="ListLabel 35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7" style:display-name="ListLabel 35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8" style:display-name="ListLabel 35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9" style:display-name="ListLabel 35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0" style:display-name="ListLabel 36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1" style:display-name="ListLabel 36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2" style:display-name="ListLabel 36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3" style:display-name="ListLabel 3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4" style:display-name="ListLabel 3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5" style:display-name="ListLabel 36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6" style:display-name="ListLabel 36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7" style:display-name="ListLabel 36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8" style:display-name="ListLabel 36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9" style:display-name="ListLabel 36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0" style:display-name="ListLabel 37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1" style:display-name="ListLabel 37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2" style:display-name="ListLabel 37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3" style:display-name="ListLabel 3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4" style:display-name="ListLabel 37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5" style:display-name="ListLabel 37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6" style:display-name="ListLabel 37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7" style:display-name="ListLabel 37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8" style:display-name="ListLabel 37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9" style:display-name="ListLabel 37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0" style:display-name="ListLabel 38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1" style:display-name="ListLabel 38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2" style:display-name="ListLabel 3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3" style:display-name="ListLabel 38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4" style:display-name="ListLabel 38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5" style:display-name="ListLabel 38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6" style:display-name="ListLabel 38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7" style:display-name="ListLabel 38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8" style:display-name="ListLabel 3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9" style:display-name="ListLabel 38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0" style:display-name="ListLabel 39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1" style:display-name="ListLabel 3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2" style:display-name="ListLabel 39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3" style:display-name="ListLabel 39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4" style:display-name="ListLabel 39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5" style:display-name="ListLabel 39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6" style:display-name="ListLabel 39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7" style:display-name="ListLabel 39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8" style:display-name="ListLabel 39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9" style:display-name="ListLabel 39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0" style:display-name="ListLabel 4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1" style:display-name="ListLabel 40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2" style:display-name="ListLabel 40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3" style:display-name="ListLabel 40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4" style:display-name="ListLabel 40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5" style:display-name="ListLabel 40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6" style:display-name="ListLabel 40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7" style:display-name="ListLabel 40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8" style:display-name="ListLabel 40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9" style:display-name="ListLabel 4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0" style:display-name="ListLabel 41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1" style:display-name="ListLabel 41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2" style:display-name="ListLabel 41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3" style:display-name="ListLabel 41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4" style:display-name="ListLabel 41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5" style:display-name="ListLabel 41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6" style:display-name="ListLabel 41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7" style:display-name="ListLabel 41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8" style:display-name="ListLabel 4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9" style:display-name="ListLabel 41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0" style:display-name="ListLabel 42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1" style:display-name="ListLabel 42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2" style:display-name="ListLabel 42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3" style:display-name="ListLabel 42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4" style:display-name="ListLabel 42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5" style:display-name="ListLabel 42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6" style:display-name="ListLabel 42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7" style:display-name="ListLabel 4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8" style:display-name="ListLabel 42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9" style:display-name="ListLabel 42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0" style:display-name="ListLabel 43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1" style:display-name="ListLabel 43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2" style:display-name="ListLabel 43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3" style:display-name="ListLabel 43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4" style:display-name="ListLabel 43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5" style:display-name="ListLabel 4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6" style:display-name="ListLabel 43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7" style:display-name="ListLabel 43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8" style:display-name="ListLabel 43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9" style:display-name="ListLabel 43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0" style:display-name="ListLabel 44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1" style:display-name="ListLabel 44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2" style:display-name="ListLabel 4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3" style:display-name="ListLabel 44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4" style:display-name="ListLabel 44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5" style:display-name="ListLabel 4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6" style:display-name="ListLabel 44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7" style:display-name="ListLabel 4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8" style:display-name="ListLabel 4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9" style:display-name="ListLabel 4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0" style:display-name="ListLabel 4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1" style:display-name="ListLabel 4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2" style:display-name="ListLabel 4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3" style:display-name="ListLabel 4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4" style:display-name="ListLabel 4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5" style:display-name="ListLabel 4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6" style:display-name="ListLabel 45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7" style:display-name="ListLabel 4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8" style:display-name="ListLabel 4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9" style:display-name="ListLabel 4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0" style:display-name="ListLabel 4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1" style:display-name="ListLabel 4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2" style:display-name="ListLabel 4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3" style:display-name="ListLabel 4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4" style:display-name="ListLabel 4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5" style:display-name="ListLabel 4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6" style:display-name="ListLabel 4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7" style:display-name="ListLabel 4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8" style:display-name="ListLabel 4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9" style:display-name="ListLabel 4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0" style:display-name="ListLabel 4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1" style:display-name="ListLabel 4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2" style:display-name="ListLabel 4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3" style:display-name="ListLabel 4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4" style:display-name="ListLabel 47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5" style:display-name="ListLabel 4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6" style:display-name="ListLabel 4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7" style:display-name="ListLabel 47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8" style:display-name="ListLabel 47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9" style:display-name="ListLabel 47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0" style:display-name="ListLabel 4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1" style:display-name="ListLabel 48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2" style:display-name="ListLabel 48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3" style:display-name="ListLabel 48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4" style:display-name="ListLabel 48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5" style:display-name="ListLabel 48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6" style:display-name="ListLabel 4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7" style:display-name="ListLabel 4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8" style:display-name="ListLabel 4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9" style:display-name="ListLabel 4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0" style:display-name="ListLabel 4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1" style:display-name="ListLabel 4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2" style:display-name="ListLabel 49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3" style:display-name="ListLabel 4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4" style:display-name="ListLabel 4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5" style:display-name="ListLabel 49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6" style:display-name="ListLabel 49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7" style:display-name="ListLabel 49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8" style:display-name="ListLabel 4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9" style:display-name="ListLabel 49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0" style:display-name="ListLabel 50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1" style:display-name="ListLabel 50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2" style:display-name="ListLabel 5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3" style:display-name="ListLabel 50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4" style:display-name="ListLabel 50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5" style:display-name="ListLabel 50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6" style:display-name="ListLabel 50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7" style:display-name="ListLabel 5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8" style:display-name="ListLabel 50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9" style:display-name="ListLabel 50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0" style:display-name="ListLabel 51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1" style:display-name="ListLabel 5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2" style:display-name="ListLabel 51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3" style:display-name="ListLabel 51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4" style:display-name="ListLabel 5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5" style:display-name="ListLabel 51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6" style:display-name="ListLabel 5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7" style:display-name="ListLabel 5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8" style:display-name="ListLabel 51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9" style:display-name="ListLabel 51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0" style:display-name="ListLabel 5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1" style:display-name="ListLabel 5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2" style:display-name="ListLabel 52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3" style:display-name="ListLabel 5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4" style:display-name="ListLabel 52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5" style:display-name="ListLabel 52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6" style:display-name="ListLabel 5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7" style:display-name="ListLabel 52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8" style:display-name="ListLabel 52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9" style:display-name="ListLabel 5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0" style:display-name="ListLabel 53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1" style:display-name="ListLabel 53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2" style:display-name="ListLabel 5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3" style:display-name="ListLabel 53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4" style:display-name="ListLabel 53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5" style:display-name="ListLabel 5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6" style:display-name="ListLabel 5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7" style:display-name="ListLabel 53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8" style:display-name="ListLabel 5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9" style:display-name="ListLabel 53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0" style:display-name="ListLabel 54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1" style:display-name="ListLabel 5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2" style:display-name="ListLabel 54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3" style:display-name="ListLabel 5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4" style:display-name="ListLabel 5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5" style:display-name="ListLabel 54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6" style:display-name="ListLabel 54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7" style:display-name="ListLabel 5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8" style:display-name="ListLabel 54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9" style:display-name="ListLabel 54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0" style:display-name="ListLabel 55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1" style:display-name="ListLabel 55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2" style:display-name="ListLabel 55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3" style:display-name="ListLabel 55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4" style:display-name="ListLabel 55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5" style:display-name="ListLabel 55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6" style:display-name="ListLabel 5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7" style:display-name="ListLabel 55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8" style:display-name="ListLabel 55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9" style:display-name="ListLabel 55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0" style:display-name="ListLabel 56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1" style:display-name="ListLabel 56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2" style:display-name="ListLabel 5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3" style:display-name="ListLabel 56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4" style:display-name="ListLabel 56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5" style:display-name="ListLabel 5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6" style:display-name="ListLabel 56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7" style:display-name="ListLabel 56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8" style:display-name="ListLabel 56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9" style:display-name="ListLabel 56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0" style:display-name="ListLabel 57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1" style:display-name="ListLabel 5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2" style:display-name="ListLabel 57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3" style:display-name="ListLabel 57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4" style:display-name="ListLabel 5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5" style:display-name="ListLabel 57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6" style:display-name="ListLabel 57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7" style:display-name="ListLabel 57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8" style:display-name="ListLabel 57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9" style:display-name="ListLabel 57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0" style:display-name="ListLabel 5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1" style:display-name="ListLabel 58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2" style:display-name="ListLabel 58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3" style:display-name="ListLabel 5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4" style:display-name="ListLabel 58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5" style:display-name="ListLabel 58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6" style:display-name="ListLabel 58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7" style:display-name="ListLabel 58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8" style:display-name="ListLabel 5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9" style:display-name="ListLabel 5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0" style:display-name="ListLabel 59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1" style:display-name="ListLabel 59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2" style:display-name="ListLabel 5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3" style:display-name="ListLabel 59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4" style:display-name="ListLabel 59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5" style:display-name="ListLabel 5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6" style:display-name="ListLabel 59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7" style:display-name="ListLabel 59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8" style:display-name="ListLabel 5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9" style:display-name="ListLabel 59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0" style:display-name="ListLabel 60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1" style:display-name="ListLabel 6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2" style:display-name="ListLabel 60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3" style:display-name="ListLabel 60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4" style:display-name="ListLabel 6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5" style:display-name="ListLabel 60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6" style:display-name="ListLabel 60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7" style:display-name="ListLabel 6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8" style:display-name="ListLabel 60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9" style:display-name="ListLabel 60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0" style:display-name="ListLabel 6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1" style:display-name="ListLabel 61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2" style:display-name="ListLabel 61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3" style:display-name="ListLabel 6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4" style:display-name="ListLabel 61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5" style:display-name="ListLabel 61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6" style:display-name="ListLabel 6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7" style:display-name="ListLabel 61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8" style:display-name="ListLabel 61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9" style:display-name="ListLabel 6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0" style:display-name="ListLabel 62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1" style:display-name="ListLabel 62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2" style:display-name="ListLabel 6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3" style:display-name="ListLabel 62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4" style:display-name="ListLabel 62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5" style:display-name="ListLabel 6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6" style:display-name="ListLabel 62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7" style:display-name="ListLabel 62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8" style:display-name="ListLabel 6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9" style:display-name="ListLabel 62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0" style:display-name="ListLabel 6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1" style:display-name="ListLabel 63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2" style:display-name="ListLabel 63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3" style:display-name="ListLabel 63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4" style:display-name="ListLabel 63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5" style:display-name="ListLabel 63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6" style:display-name="ListLabel 63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7" style:display-name="ListLabel 6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8" style:display-name="ListLabel 63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9" style:display-name="ListLabel 63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0" style:display-name="ListLabel 64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1" style:display-name="ListLabel 64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2" style:display-name="ListLabel 6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3" style:display-name="ListLabel 6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4" style:display-name="ListLabel 64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5" style:display-name="ListLabel 64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6" style:display-name="ListLabel 64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7" style:display-name="ListLabel 64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8" style:display-name="ListLabel 6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9" style:display-name="ListLabel 64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0" style:display-name="ListLabel 65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1" style:display-name="ListLabel 6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2" style:display-name="ListLabel 65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3" style:display-name="ListLabel 65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4" style:display-name="ListLabel 65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55" style:display-name="ListLabel 6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6" style:display-name="ListLabel 65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7" style:display-name="ListLabel 65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58" style:display-name="ListLabel 65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9" style:display-name="ListLabel 65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0" style:display-name="ListLabel 66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1" style:display-name="ListLabel 66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2" style:display-name="ListLabel 66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3" style:display-name="ListLabel 66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4" style:display-name="ListLabel 6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5" style:display-name="ListLabel 66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6" style:display-name="ListLabel 66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7" style:display-name="ListLabel 66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8" style:display-name="ListLabel 66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9" style:display-name="ListLabel 66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0" style:display-name="ListLabel 67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1" style:display-name="ListLabel 67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2" style:display-name="ListLabel 67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3" style:display-name="ListLabel 6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4" style:display-name="ListLabel 67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5" style:display-name="ListLabel 67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6" style:display-name="ListLabel 67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7" style:display-name="ListLabel 67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8" style:display-name="ListLabel 67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9" style:display-name="ListLabel 67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0" style:display-name="ListLabel 68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1" style:display-name="ListLabel 68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2" style:display-name="ListLabel 6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3" style:display-name="ListLabel 68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4" style:display-name="ListLabel 68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5" style:display-name="ListLabel 68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6" style:display-name="ListLabel 68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7" style:display-name="ListLabel 68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8" style:display-name="ListLabel 6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9" style:display-name="ListLabel 68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0" style:display-name="ListLabel 69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1" style:display-name="ListLabel 6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2" style:display-name="ListLabel 69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3" style:display-name="ListLabel 69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4" style:display-name="ListLabel 69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5" style:display-name="ListLabel 69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6" style:display-name="ListLabel 69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7" style:display-name="ListLabel 69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8" style:display-name="ListLabel 69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9" style:display-name="ListLabel 69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0" style:display-name="ListLabel 7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1" style:display-name="ListLabel 70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2" style:display-name="ListLabel 70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3" style:display-name="ListLabel 70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4" style:display-name="ListLabel 70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5" style:display-name="ListLabel 70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6" style:display-name="ListLabel 70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7" style:display-name="ListLabel 70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8" style:display-name="ListLabel 70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9" style:display-name="ListLabel 7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0" style:display-name="ListLabel 71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1" style:display-name="ListLabel 71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2" style:display-name="ListLabel 71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3" style:display-name="ListLabel 71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4" style:display-name="ListLabel 71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5" style:display-name="ListLabel 71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6" style:display-name="ListLabel 71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7" style:display-name="ListLabel 71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8" style:display-name="ListLabel 7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9" style:display-name="ListLabel 71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0" style:display-name="ListLabel 72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1" style:display-name="ListLabel 72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2" style:display-name="ListLabel 72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3" style:display-name="ListLabel 72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4" style:display-name="ListLabel 72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5" style:display-name="ListLabel 72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6" style:display-name="ListLabel 72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7" style:display-name="ListLabel 7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8" style:display-name="ListLabel 72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9" style:display-name="ListLabel 72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0" style:display-name="ListLabel 73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1" style:display-name="ListLabel 73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2" style:display-name="ListLabel 73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3" style:display-name="ListLabel 73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4" style:display-name="ListLabel 73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5" style:display-name="ListLabel 7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6" style:display-name="ListLabel 73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7" style:display-name="ListLabel 73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8" style:display-name="ListLabel 73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9" style:display-name="ListLabel 73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0" style:display-name="ListLabel 74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1" style:display-name="ListLabel 74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2" style:display-name="ListLabel 7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3" style:display-name="ListLabel 74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4" style:display-name="ListLabel 74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5" style:display-name="ListLabel 7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6" style:display-name="ListLabel 74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7" style:display-name="ListLabel 7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8" style:display-name="ListLabel 7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9" style:display-name="ListLabel 7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0" style:display-name="ListLabel 7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1" style:display-name="ListLabel 7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2" style:display-name="ListLabel 7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3" style:display-name="ListLabel 7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4" style:display-name="ListLabel 7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5" style:display-name="ListLabel 7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6" style:display-name="ListLabel 75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7" style:display-name="ListLabel 7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8" style:display-name="ListLabel 7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9" style:display-name="ListLabel 7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0" style:display-name="ListLabel 7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1" style:display-name="ListLabel 7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2" style:display-name="ListLabel 76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3" style:display-name="ListLabel 7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4" style:display-name="ListLabel 7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5" style:display-name="ListLabel 7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6" style:display-name="ListLabel 7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7" style:display-name="ListLabel 7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8" style:display-name="ListLabel 7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9" style:display-name="ListLabel 7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0" style:display-name="ListLabel 7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1" style:display-name="ListLabel 77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72" style:display-name="ListLabel 7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3" style:display-name="ListLabel 7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4" style:display-name="ListLabel 77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75" style:display-name="ListLabel 7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6" style:display-name="ListLabel 7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87" style:display-name="ListLabel 7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88" style:display-name="ListLabel 7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89" style:display-name="ListLabel 78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90" style:display-name="ListLabel 7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91" style:display-name="ListLabel 7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92" style:display-name="ListLabel 79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93" style:display-name="ListLabel 7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94" style:display-name="ListLabel 7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1" loext:num-list-format="Ø" style:num-suffix="Ø" text:bullet-char="Ø">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2" loext:num-list-format="o"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5" loext:num-list-format="o"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8" loext:num-list-format="o"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8"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49"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50"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51"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52"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53"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54"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55"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56"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7"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58"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59"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60"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61"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62"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63"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64"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65"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66" loext:num-list-format="o" style:num-suffix="o" text:bullet-char="o">
        <style:list-level-properties text:list-level-position-and-space-mode="label-alignment">
          <style:list-level-label-alignment text:label-followed-by="listtab" fo:text-indent="-0.741cm" fo:margin-left="0.741cm"/>
        </style:list-level-properties>
        <style:text-properties style:font-name="Courier New1"/>
      </text:list-level-style-bullet>
      <text:list-level-style-bullet text:level="2" text:style-name="ListLabel_20_67"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68"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69"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70"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71"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72"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73"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74"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75"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76"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77"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78"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79"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80"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81"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82"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83"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4"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85"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86"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87"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88"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89"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90"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91"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92"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93"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94"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95"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96"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97"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98"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99"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00"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01"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02" loext:num-list-format="o" style:num-suffix="o" text:bullet-char="o">
        <style:list-level-properties text:list-level-position-and-space-mode="label-alignment">
          <style:list-level-label-alignment text:label-followed-by="listtab" fo:text-indent="-0.741cm" fo:margin-left="0.741cm"/>
        </style:list-level-properties>
        <style:text-properties style:font-name="Courier New1"/>
      </text:list-level-style-bullet>
      <text:list-level-style-bullet text:level="2" text:style-name="ListLabel_20_103"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104"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105"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106"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107"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108"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09"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10"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11"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112"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113"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114"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115"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116"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117"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18"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19"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20" loext:num-list-format="%1%" style:num-format="">
        <style:list-level-properties text:list-level-position-and-space-mode="label-alignment">
          <style:list-level-label-alignment text:label-followed-by="nothing"/>
        </style:list-level-properties>
      </text:list-level-style-number>
      <text:list-level-style-number text:level="2" text:style-name="ListLabel_20_12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2" loext:num-list-format="%3%" style:num-format="">
        <style:list-level-properties text:list-level-position-and-space-mode="label-alignment">
          <style:list-level-label-alignment text:label-followed-by="nothing"/>
        </style:list-level-properties>
      </text:list-level-style-number>
      <text:list-level-style-number text:level="4" text:style-name="ListLabel_20_123" loext:num-list-format="%4%" style:num-format="">
        <style:list-level-properties text:list-level-position-and-space-mode="label-alignment">
          <style:list-level-label-alignment text:label-followed-by="nothing"/>
        </style:list-level-properties>
      </text:list-level-style-number>
      <text:list-level-style-number text:level="5" text:style-name="ListLabel_20_124" loext:num-list-format="%5%" style:num-format="">
        <style:list-level-properties text:list-level-position-and-space-mode="label-alignment">
          <style:list-level-label-alignment text:label-followed-by="nothing"/>
        </style:list-level-properties>
      </text:list-level-style-number>
      <text:list-level-style-number text:level="6" text:style-name="ListLabel_20_125" loext:num-list-format="%6%" style:num-format="">
        <style:list-level-properties text:list-level-position-and-space-mode="label-alignment">
          <style:list-level-label-alignment text:label-followed-by="nothing"/>
        </style:list-level-properties>
      </text:list-level-style-number>
      <text:list-level-style-number text:level="7" text:style-name="ListLabel_20_126" loext:num-list-format="%7%" style:num-format="">
        <style:list-level-properties text:list-level-position-and-space-mode="label-alignment">
          <style:list-level-label-alignment text:label-followed-by="nothing"/>
        </style:list-level-properties>
      </text:list-level-style-number>
      <text:list-level-style-number text:level="8" text:style-name="ListLabel_20_127" loext:num-list-format="%8%" style:num-format="">
        <style:list-level-properties text:list-level-position-and-space-mode="label-alignment">
          <style:list-level-label-alignment text:label-followed-by="nothing"/>
        </style:list-level-properties>
      </text:list-level-style-number>
      <text:list-level-style-number text:level="9" text:style-name="ListLabel_20_12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9"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130"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131"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132"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133"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134"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135"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36"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37"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38"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139"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140"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141"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142"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143"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144"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45"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46"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47"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14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14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15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15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15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15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15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15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56"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15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15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15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16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16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16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16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16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65"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6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6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7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7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74"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7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7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7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7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7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8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8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83"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8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8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8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8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8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8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9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9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92"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19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19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19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19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19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19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19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0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01"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0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0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0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0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0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0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0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10"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19"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28"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37"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24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24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24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25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25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25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25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5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55"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2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64"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73"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7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27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27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27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27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27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28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8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82"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8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28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28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28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28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28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28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9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91"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9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29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29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29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29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29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29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9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300"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0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0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0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0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0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0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0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0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309"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18"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3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2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27"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2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2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3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3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3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3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3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3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36" loext:num-list-format="Ø" style:num-suffix="Ø" text:bullet-char="Ø">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45"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4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4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4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4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5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5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5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5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54"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55"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56"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57"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58"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59"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60"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61"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62"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63"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6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6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6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6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6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6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7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7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72"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37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7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7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7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7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7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7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8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81"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38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8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8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8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8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8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8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8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90"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39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9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9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9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9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9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9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9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99"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00"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01"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02"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03"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04"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05"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06"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07"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408"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09"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10"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11"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12"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13"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14"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15"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16"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17"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1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1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2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2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2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2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2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2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26"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2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2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2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3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3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3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3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3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35"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3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3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3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3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4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4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4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4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44"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45"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46"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47"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48"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49"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50"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51"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52"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53"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5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5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5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5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5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5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6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6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62"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6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6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6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6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6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6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6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7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471"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7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7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7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7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7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7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7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7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480"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8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8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8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8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8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8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8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8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489"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90"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91"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92"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93"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94"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95"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96"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97"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98"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9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0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0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0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0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0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0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0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507"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50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0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1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1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1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1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1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1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516"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51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1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1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2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2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2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2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2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52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2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2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2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3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3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3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3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535"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36"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37"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38"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39"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40"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41"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42"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543"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54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4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4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4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4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4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5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5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55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5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5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5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5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5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5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6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561"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56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6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6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6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6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6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6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6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570"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57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7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7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7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7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7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7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58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8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8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8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8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8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8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8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588"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58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9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9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9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9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9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9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9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597"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59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9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0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0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0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0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0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0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0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0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0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1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1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1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1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1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615"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61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1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1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1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2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2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2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2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624"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62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2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2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2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2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3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3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3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3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3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3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3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3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4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4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text:style-name="ListLabel_20_642"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64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4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4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4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4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4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4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5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ListLabel_20_651"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65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5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5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5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5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5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5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5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6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6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6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6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6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6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6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6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7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7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7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7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7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7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7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79"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80"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81"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82"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83"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84"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85"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86"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8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8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9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9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9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9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9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9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9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9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9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0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0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0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0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0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bullet text:level="1" text:style-name="ListLabel_20_705"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0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0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0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0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1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1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1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1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bullet text:level="1" text:style-name="ListLabel_20_714"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1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1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1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1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1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2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2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bullet text:level="1" text:style-name="ListLabel_20_723"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2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2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2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2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2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2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3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3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bullet text:level="1" text:style-name="ListLabel_20_732"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3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3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3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3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3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3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3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4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bullet text:level="1" text:style-name="ListLabel_20_741"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4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4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4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4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4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4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4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4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bullet text:level="1" text:style-name="ListLabel_20_750"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5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5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5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5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5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5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5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5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bullet text:level="1" text:style-name="ListLabel_20_759"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60"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61"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62"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63"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64"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65"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66"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67"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text:style-name="ListLabel_20_768"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6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7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7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7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7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7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7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7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text:style-name="ListLabel_20_77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7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7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8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8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8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8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8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bullet text:level="1" text:style-name="ListLabel_20_786"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8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8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8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9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9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9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9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9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text:style-name="ListLabel_20_79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9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9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9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9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0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0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0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text:style-name="ListLabel_20_80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0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0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0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0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0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1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1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ing Lin</meta:initial-creator>
    <dc:language>zh-CN</dc:language>
    <meta:editing-cycles>250</meta:editing-cycles>
    <meta:creation-date>2016-07-13T19:49:00</meta:creation-date>
    <dc:date>2022-04-18T15:42:11.181000000</dc:date>
    <meta:generator>LibreOffice/7.3.0.3$Windows_X86_64 LibreOffice_project/0f246aa12d0eee4a0f7adcefbf7c878fc2238db3</meta:generator>
    <meta:editing-duration>PT46M40S</meta:editing-duration>
    <meta:document-statistic meta:table-count="11" meta:image-count="0" meta:object-count="0" meta:page-count="7" meta:paragraph-count="159" meta:word-count="1919" meta:character-count="13224" meta:non-whitespace-character-count="11525"/>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